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8/content.xml" manifest:media-type="text/xml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78/settings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layout-cache" manifest:media-type="application/binary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1/settings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5" manifest:media-type=""/>
  <manifest:file-entry manifest:full-path="ObjectReplacements/Object 1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8" manifest:media-type=""/>
  <manifest:file-entry manifest:full-path="ObjectReplacements/Object 7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05/settings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7/settings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hr" fo:country="HR" officeooo:rsid="0020cd1a" officeooo:paragraph-rsid="002548e8"/>
    </style:style>
    <style:style style:name="P2" style:family="paragraph" style:parent-style-name="Standard">
      <style:text-properties fo:language="hr" fo:country="HR" officeooo:rsid="0020cd1a" officeooo:paragraph-rsid="00258d3a"/>
    </style:style>
    <style:style style:name="P3" style:family="paragraph" style:parent-style-name="Standard">
      <style:text-properties fo:language="hr" fo:country="HR" officeooo:rsid="0020cd1a" officeooo:paragraph-rsid="00270346"/>
    </style:style>
    <style:style style:name="P4" style:family="paragraph" style:parent-style-name="Heading">
      <style:text-properties fo:language="hr" fo:country="HR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11f5c" style:font-weight-asian="bold" style:font-weight-complex="bold"/>
    </style:style>
    <style:style style:name="P6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2efe5" style:font-weight-asian="bold" style:font-weight-complex="bold"/>
    </style:style>
    <style:style style:name="P7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445f9" style:font-weight-asian="bold" style:font-weight-complex="bold"/>
    </style:style>
    <style:style style:name="P8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58d3a" style:font-weight-asian="bold" style:font-weight-complex="bold"/>
    </style:style>
    <style:style style:name="P9" style:family="paragraph" style:parent-style-name="Heading">
      <style:text-properties fo:language="hr" fo:country="HR" style:text-underline-style="solid" style:text-underline-width="auto" style:text-underline-color="font-color" fo:font-weight="bold" officeooo:paragraph-rsid="00270346" style:font-weight-asian="bold" style:font-weight-complex="bold"/>
    </style:style>
    <style:style style:name="P10" style:family="paragraph" style:parent-style-name="Text_20_body">
      <style:text-properties fo:language="hr" fo:country="HR" officeooo:rsid="001b0ac7"/>
    </style:style>
    <style:style style:name="P11" style:family="paragraph" style:parent-style-name="Text_20_body">
      <style:text-properties fo:language="hr" fo:country="HR" officeooo:rsid="001b0ac7" officeooo:paragraph-rsid="001b0ac7"/>
    </style:style>
    <style:style style:name="P12" style:family="paragraph" style:parent-style-name="Text_20_body">
      <style:text-properties fo:language="hr" fo:country="HR" officeooo:rsid="001b0ac7" officeooo:paragraph-rsid="001bd353"/>
    </style:style>
    <style:style style:name="P13" style:family="paragraph" style:parent-style-name="Text_20_body">
      <style:text-properties fo:language="hr" fo:country="HR" officeooo:rsid="001bd353" officeooo:paragraph-rsid="001bd353"/>
    </style:style>
    <style:style style:name="P14" style:family="paragraph" style:parent-style-name="Text_20_body">
      <style:text-properties fo:language="hr" fo:country="HR" officeooo:rsid="0020cd1a" officeooo:paragraph-rsid="0020cd1a"/>
    </style:style>
    <style:style style:name="P15" style:family="paragraph" style:parent-style-name="Text_20_body">
      <style:text-properties fo:language="hr" fo:country="HR" officeooo:rsid="0020cd1a" officeooo:paragraph-rsid="00210667"/>
    </style:style>
    <style:style style:name="P16" style:family="paragraph" style:parent-style-name="Text_20_body">
      <style:text-properties fo:language="hr" fo:country="HR" officeooo:rsid="0020cd1a" officeooo:paragraph-rsid="00211f5c"/>
    </style:style>
    <style:style style:name="P17" style:family="paragraph" style:parent-style-name="Text_20_body">
      <style:text-properties fo:language="hr" fo:country="HR" officeooo:rsid="0020cd1a" officeooo:paragraph-rsid="0022efe5"/>
    </style:style>
    <style:style style:name="P18" style:family="paragraph" style:parent-style-name="Text_20_body">
      <style:text-properties fo:language="hr" fo:country="HR" officeooo:rsid="0020cd1a" officeooo:paragraph-rsid="002445f9"/>
    </style:style>
    <style:style style:name="P19" style:family="paragraph" style:parent-style-name="Text_20_body">
      <style:text-properties fo:language="hr" fo:country="HR" officeooo:rsid="0020cd1a" officeooo:paragraph-rsid="002548e8"/>
    </style:style>
    <style:style style:name="P20" style:family="paragraph" style:parent-style-name="Text_20_body">
      <style:text-properties fo:language="hr" fo:country="HR" officeooo:rsid="0020cd1a" officeooo:paragraph-rsid="00258d3a"/>
    </style:style>
    <style:style style:name="P21" style:family="paragraph" style:parent-style-name="Text_20_body">
      <style:text-properties fo:language="hr" fo:country="HR" officeooo:rsid="0020cd1a" officeooo:paragraph-rsid="00270346"/>
    </style:style>
    <style:style style:name="P22" style:family="paragraph" style:parent-style-name="Text_20_body">
      <style:text-properties style:text-position="0% 100%" fo:language="hr" fo:country="HR" officeooo:rsid="001bd353" officeooo:paragraph-rsid="001bd353"/>
    </style:style>
    <style:style style:name="P23" style:family="paragraph" style:parent-style-name="Text_20_body">
      <style:text-properties style:text-position="0% 100%" fo:language="hr" fo:country="HR" officeooo:rsid="001d833c" officeooo:paragraph-rsid="001d833c"/>
    </style:style>
    <style:style style:name="P24" style:family="paragraph" style:parent-style-name="Text_20_body">
      <style:text-properties style:text-position="0% 100%" fo:language="hr" fo:country="HR" fo:font-weight="normal" officeooo:rsid="00281348" officeooo:paragraph-rsid="00281348" style:font-weight-asian="normal" style:font-weight-complex="normal"/>
    </style:style>
    <style:style style:name="P25" style:family="paragraph" style:parent-style-name="Subtitle">
      <style:text-properties fo:language="hr" fo:country="HR"/>
    </style:style>
    <style:style style:name="P26" style:family="paragraph" style:parent-style-name="Text_20_body">
      <style:text-properties style:text-position="0% 100%" style:font-name="Liberation Serif1" fo:language="hr" fo:country="HR" officeooo:rsid="002548e8" officeooo:paragraph-rsid="001d833c" style:font-name-asian="Liberation Serif1" style:font-name-complex="Liberation Serif1"/>
    </style:style>
    <style:style style:name="P27" style:family="paragraph" style:parent-style-name="Text_20_body">
      <style:text-properties style:text-position="0% 100%" style:font-name="Liberation Serif1" fo:language="hr" fo:country="HR" officeooo:rsid="001ef6d4" officeooo:paragraph-rsid="001d833c" style:font-name-asian="Liberation Serif1" style:font-name-complex="Liberation Serif1"/>
    </style:style>
    <style:style style:name="P28" style:family="paragraph" style:parent-style-name="Text_20_body">
      <style:text-properties style:text-position="0% 100%" style:font-name="Liberation Serif1" fo:language="hr" fo:country="HR" officeooo:rsid="0020cd1a" officeooo:paragraph-rsid="0020cd1a" style:font-name-asian="Liberation Serif1" style:font-name-complex="Liberation Serif1"/>
    </style:style>
    <style:style style:name="P29" style:family="paragraph" style:parent-style-name="Text_20_body">
      <style:text-properties style:text-position="0% 100%" style:font-name="Liberation Serif1" fo:language="hr" fo:country="HR" officeooo:rsid="0020cd1a" officeooo:paragraph-rsid="00211f5c" style:font-name-asian="Liberation Serif1" style:font-name-complex="Liberation Serif1"/>
    </style:style>
    <style:style style:name="P30" style:family="paragraph" style:parent-style-name="Text_20_body">
      <style:text-properties style:text-position="0% 100%" style:font-name="Liberation Serif1" fo:language="hr" fo:country="HR" officeooo:rsid="0020cd1a" officeooo:paragraph-rsid="0022efe5" style:font-name-asian="Liberation Serif1" style:font-name-complex="Liberation Serif1"/>
    </style:style>
    <style:style style:name="P31" style:family="paragraph" style:parent-style-name="Text_20_body">
      <style:text-properties style:text-position="0% 100%" style:font-name="Liberation Serif1" fo:language="hr" fo:country="HR" officeooo:rsid="0020cd1a" officeooo:paragraph-rsid="002445f9" style:font-name-asian="Liberation Serif1" style:font-name-complex="Liberation Serif1"/>
    </style:style>
    <style:style style:name="P32" style:family="paragraph" style:parent-style-name="Text_20_body">
      <style:text-properties style:text-position="0% 100%" style:font-name="Liberation Serif1" fo:language="hr" fo:country="HR" officeooo:rsid="0020cd1a" officeooo:paragraph-rsid="00258d3a" style:font-name-asian="Liberation Serif1" style:font-name-complex="Liberation Serif1"/>
    </style:style>
    <style:style style:name="P33" style:family="paragraph" style:parent-style-name="Text_20_body">
      <style:text-properties style:text-position="0% 100%" style:font-name="Liberation Serif1" fo:language="hr" fo:country="HR" officeooo:rsid="0020cd1a" officeooo:paragraph-rsid="00270346" style:font-name-asian="Liberation Serif1" style:font-name-complex="Liberation Serif1"/>
    </style:style>
    <style:style style:name="P34" style:family="paragraph" style:parent-style-name="Text_20_body">
      <style:text-properties style:text-position="0% 100%" style:font-name="Liberation Serif1" fo:language="hr" fo:country="HR" fo:font-weight="normal" officeooo:rsid="00211f5c" officeooo:paragraph-rsid="00211f5c" style:font-name-asian="Liberation Serif1" style:font-weight-asian="normal" style:font-name-complex="Liberation Serif1" style:font-weight-complex="normal"/>
    </style:style>
    <style:style style:name="P35" style:family="paragraph" style:parent-style-name="Text_20_body">
      <style:text-properties style:text-position="0% 100%" style:font-name="Liberation Serif1" fo:language="hr" fo:country="HR" fo:font-weight="normal" officeooo:rsid="00211f5c" officeooo:paragraph-rsid="0022efe5" style:font-name-asian="Liberation Serif1" style:font-weight-asian="normal" style:font-name-complex="Liberation Serif1" style:font-weight-complex="normal"/>
    </style:style>
    <style:style style:name="P36" style:family="paragraph" style:parent-style-name="Text_20_body">
      <style:text-properties style:text-position="0% 100%" style:font-name="Liberation Serif1" fo:language="hr" fo:country="HR" fo:font-weight="normal" officeooo:rsid="00211f5c" officeooo:paragraph-rsid="002445f9" style:font-name-asian="Liberation Serif1" style:font-weight-asian="normal" style:font-name-complex="Liberation Serif1" style:font-weight-complex="normal"/>
    </style:style>
    <style:style style:name="P37" style:family="paragraph" style:parent-style-name="Text_20_body">
      <style:text-properties style:text-position="0% 100%" style:font-name="Liberation Serif1" fo:language="hr" fo:country="HR" fo:font-weight="normal" officeooo:rsid="00211f5c" officeooo:paragraph-rsid="00258d3a" style:font-name-asian="Liberation Serif1" style:font-weight-asian="normal" style:font-name-complex="Liberation Serif1" style:font-weight-complex="normal"/>
    </style:style>
    <style:style style:name="P38" style:family="paragraph" style:parent-style-name="Text_20_body">
      <style:text-properties style:text-position="0% 100%" style:font-name="Liberation Serif1" fo:language="hr" fo:country="HR" fo:font-weight="normal" officeooo:rsid="00211f5c" officeooo:paragraph-rsid="00270346" style:font-name-asian="Liberation Serif1" style:font-weight-asian="normal" style:font-name-complex="Liberation Serif1" style:font-weight-complex="normal"/>
    </style:style>
    <style:style style:name="P39" style:family="paragraph" style:parent-style-name="Text_20_body">
      <style:text-properties style:text-position="0% 100%" style:font-name="Liberation Serif1" fo:language="hr" fo:country="HR" style:text-underline-style="none" fo:font-weight="bold" officeooo:rsid="00210667" officeooo:paragraph-rsid="0022efe5" style:font-name-asian="Liberation Serif1" style:font-weight-asian="bold" style:font-name-complex="Liberation Serif1" style:font-weight-complex="bold"/>
    </style:style>
    <style:style style:name="P40" style:family="paragraph" style:parent-style-name="Text_20_body">
      <style:text-properties style:text-position="0% 100%" style:font-name="Liberation Serif1" fo:language="hr" fo:country="HR" style:text-underline-style="none" fo:font-weight="normal" officeooo:rsid="00281348" officeooo:paragraph-rsid="00281348" style:font-name-asian="Liberation Serif1" style:font-weight-asian="normal" style:font-name-complex="Liberation Serif1" style:font-weight-complex="normal"/>
    </style:style>
    <style:style style:name="P41" style:family="paragraph" style:parent-style-name="Text_20_body">
      <style:text-properties style:text-position="sub 58%" style:font-name="Liberation Serif1" fo:language="hr" fo:country="HR" fo:font-weight="normal" officeooo:rsid="00211f5c" officeooo:paragraph-rsid="00211f5c" style:font-name-asian="Liberation Serif1" style:font-weight-asian="normal" style:font-name-complex="Liberation Serif1" style:font-weight-complex="normal"/>
    </style:style>
    <style:style style:name="P42" style:family="paragraph" style:parent-style-name="Text_20_body">
      <style:text-properties style:text-position="sub 58%" style:font-name="Liberation Serif1" fo:language="hr" fo:country="HR" style:text-underline-style="none" fo:font-weight="bold" officeooo:rsid="00211f5c" officeooo:paragraph-rsid="00211f5c" style:font-name-asian="Liberation Serif1" style:font-weight-asian="bold" style:font-name-complex="Liberation Serif1" style:font-weight-complex="bold"/>
    </style:style>
    <style:style style:name="P43" style:family="paragraph" style:parent-style-name="Text_20_body">
      <style:text-properties style:text-position="sub 58%" style:font-name="Liberation Serif1" fo:language="hr" fo:country="HR" style:text-underline-style="none" fo:font-weight="bold" officeooo:rsid="001d833c" officeooo:paragraph-rsid="00258d3a" style:font-name-asian="Liberation Serif1" style:font-weight-asian="bold" style:font-name-complex="Liberation Serif1" style:font-weight-complex="bold"/>
    </style:style>
    <style:style style:name="P44" style:family="paragraph" style:parent-style-name="Text_20_body">
      <style:text-properties style:text-position="sub 58%" style:font-name="Liberation Serif1" fo:language="hr" fo:country="HR" style:text-underline-style="none" fo:font-weight="bold" officeooo:rsid="001d833c" officeooo:paragraph-rsid="002548e8" style:font-name-asian="Liberation Serif1" style:font-weight-asian="bold" style:font-name-complex="Liberation Serif1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bd353" style:font-name-asian="Liberation Serif1" style:font-name-complex="Liberation Serif1"/>
    </style:style>
    <style:style style:name="T3" style:family="text">
      <style:text-properties style:font-name="Liberation Serif1" officeooo:rsid="001b0ac7" style:font-name-asian="Liberation Serif1" style:font-name-complex="Liberation Serif1"/>
    </style:style>
    <style:style style:name="T4" style:family="text">
      <style:text-properties style:font-name="Liberation Serif1" officeooo:rsid="001ef6d4" style:font-name-asian="Liberation Serif1" style:font-name-complex="Liberation Serif1"/>
    </style:style>
    <style:style style:name="T5" style:family="text">
      <style:text-properties style:font-name="Liberation Serif1" officeooo:rsid="002548e8" style:font-name-asian="Liberation Serif1" style:font-name-complex="Liberation Serif1"/>
    </style:style>
    <style:style style:name="T6" style:family="text">
      <style:text-properties style:font-name="Liberation Serif1" style:text-underline-style="solid" style:text-underline-width="auto" style:text-underline-color="font-color" fo:font-weight="bold" style:font-name-asian="Liberation Serif1" style:font-weight-asian="bold" style:font-name-complex="Liberation Serif1" style:font-weight-complex="bold"/>
    </style:style>
    <style:style style:name="T7" style:family="text">
      <style:text-properties style:font-name="Liberation Serif1" style:text-underline-style="solid" style:text-underline-width="auto" style:text-underline-color="font-color" fo:font-weight="bold" officeooo:rsid="001bd353" style:font-name-asian="Liberation Serif1" style:font-weight-asian="bold" style:font-name-complex="Liberation Serif1" style:font-weight-complex="bold"/>
    </style:style>
    <style:style style:name="T8" style:family="text">
      <style:text-properties style:font-name="Liberation Serif1" style:text-underline-style="solid" style:text-underline-width="auto" style:text-underline-color="font-color" fo:font-weight="bold" officeooo:rsid="001ef6d4" style:font-name-asian="Liberation Serif1" style:font-weight-asian="bold" style:font-name-complex="Liberation Serif1" style:font-weight-complex="bold"/>
    </style:style>
    <style:style style:name="T9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0" style:family="text">
      <style:text-properties style:font-name="Liberation Serif1" style:text-underline-style="none" style:font-name-asian="Liberation Serif1" style:font-name-complex="Liberation Serif1"/>
    </style:style>
    <style:style style:name="T11" style:family="text">
      <style:text-properties style:font-name="Liberation Serif1" style:text-underline-style="none" officeooo:rsid="001d833c" style:font-name-asian="Liberation Serif1" style:font-name-complex="Liberation Serif1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1" style:font-name-asian="Liberation Serif1" style:font-name-complex="Liberation Serif1"/>
    </style:style>
    <style:style style:name="T14" style:family="text">
      <style:text-properties style:text-position="sub 58%" style:font-name="Liberation Serif1" officeooo:rsid="001bd353" style:font-name-asian="Liberation Serif1" style:font-name-complex="Liberation Serif1"/>
    </style:style>
    <style:style style:name="T15" style:family="text">
      <style:text-properties style:text-position="sub 58%" style:font-name="Liberation Serif1" officeooo:rsid="001b0ac7" style:font-name-asian="Liberation Serif1" style:font-name-complex="Liberation Serif1"/>
    </style:style>
    <style:style style:name="T16" style:family="text">
      <style:text-properties style:text-position="sub 58%" style:font-name="Liberation Serif1" officeooo:rsid="001d833c" style:font-name-asian="Liberation Serif1" style:font-name-complex="Liberation Serif1"/>
    </style:style>
    <style:style style:name="T17" style:family="text">
      <style:text-properties style:text-position="sub 58%" style:font-name="Liberation Serif1" officeooo:rsid="002548e8" style:font-name-asian="Liberation Serif1" style:font-name-complex="Liberation Serif1"/>
    </style:style>
    <style:style style:name="T18" style:family="text">
      <style:text-properties style:text-position="sub 58%" style:font-name="Liberation Serif1" officeooo:rsid="00258d3a" style:font-name-asian="Liberation Serif1" style:font-name-complex="Liberation Serif1"/>
    </style:style>
    <style:style style:name="T19" style:family="text">
      <style:text-properties style:text-position="sub 58%" style:font-name="Liberation Serif1" officeooo:rsid="00270346" style:font-name-asian="Liberation Serif1" style:font-name-complex="Liberation Serif1"/>
    </style:style>
    <style:style style:name="T20" style:family="text">
      <style:text-properties style:text-position="sub 58%" style:font-name="Liberation Serif1" fo:font-weight="bold" style:font-name-asian="Liberation Serif1" style:font-weight-asian="bold" style:font-name-complex="Liberation Serif1" style:font-weight-complex="bold"/>
    </style:style>
    <style:style style:name="T21" style:family="text">
      <style:text-properties style:text-position="sub 58%" style:font-name="Liberation Serif1" fo:font-weight="normal" officeooo:rsid="001bd353" style:font-name-asian="Liberation Serif1" style:font-weight-asian="normal" style:font-name-complex="Liberation Serif1" style:font-weight-complex="normal"/>
    </style:style>
    <style:style style:name="T22" style:family="text">
      <style:text-properties style:text-position="sub 58%" style:font-name="Liberation Serif1" fo:font-weight="normal" officeooo:rsid="00211f5c" style:font-name-asian="Liberation Serif1" style:font-weight-asian="normal" style:font-name-complex="Liberation Serif1" style:font-weight-complex="normal"/>
    </style:style>
    <style:style style:name="T23" style:family="text">
      <style:text-properties style:text-position="sub 58%" style:font-name="Liberation Serif1" fo:font-weight="normal" officeooo:rsid="0022efe5" style:font-name-asian="Liberation Serif1" style:font-weight-asian="normal" style:font-name-complex="Liberation Serif1" style:font-weight-complex="normal"/>
    </style:style>
    <style:style style:name="T24" style:family="text">
      <style:text-properties style:text-position="sub 58%" style:font-name="Liberation Serif1" fo:font-weight="normal" officeooo:rsid="002548e8" style:font-name-asian="Liberation Serif1" style:font-weight-asian="normal" style:font-name-complex="Liberation Serif1" style:font-weight-complex="normal"/>
    </style:style>
    <style:style style:name="T25" style:family="text">
      <style:text-properties style:text-position="sub 58%" style:font-name="Liberation Serif1" fo:font-weight="normal" officeooo:rsid="001b0ac7" style:font-name-asian="Liberation Serif1" style:font-weight-asian="normal" style:font-name-complex="Liberation Serif1" style:font-weight-complex="normal"/>
    </style:style>
    <style:style style:name="T26" style:family="text">
      <style:text-properties style:text-position="sub 58%" style:font-name="Liberation Serif1" fo:font-weight="normal" officeooo:rsid="001d833c" style:font-name-asian="Liberation Serif1" style:font-weight-asian="normal" style:font-name-complex="Liberation Serif1" style:font-weight-complex="normal"/>
    </style:style>
    <style:style style:name="T27" style:family="text">
      <style:text-properties style:text-position="sub 58%" style:font-name="Liberation Serif1" fo:font-weight="normal" officeooo:rsid="00258d3a" style:font-name-asian="Liberation Serif1" style:font-weight-asian="normal" style:font-name-complex="Liberation Serif1" style:font-weight-complex="normal"/>
    </style:style>
    <style:style style:name="T28" style:family="text">
      <style:text-properties style:text-position="sub 58%" style:font-name="Liberation Serif1" fo:font-weight="normal" officeooo:rsid="00270346" style:font-name-asian="Liberation Serif1" style:font-weight-asian="normal" style:font-name-complex="Liberation Serif1" style:font-weight-complex="normal"/>
    </style:style>
    <style:style style:name="T29" style:family="text">
      <style:text-properties style:text-position="sub 58%"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30" style:family="text">
      <style:text-properties style:text-position="sub 58%" style:font-name="Liberation Serif1" style:text-underline-style="none" fo:font-weight="normal" officeooo:rsid="00211f5c" style:font-name-asian="Liberation Serif1" style:font-weight-asian="normal" style:font-name-complex="Liberation Serif1" style:font-weight-complex="normal"/>
    </style:style>
    <style:style style:name="T31" style:family="text">
      <style:text-properties style:text-position="sub 58%" style:font-name="Liberation Serif1" style:text-underline-style="none" fo:font-weight="normal" officeooo:rsid="001bd353" style:font-name-asian="Liberation Serif1" style:font-weight-asian="normal" style:font-name-complex="Liberation Serif1" style:font-weight-complex="normal"/>
    </style:style>
    <style:style style:name="T32" style:family="text">
      <style:text-properties style:text-position="sub 58%" style:font-name="Liberation Serif1" style:text-underline-style="none" fo:font-weight="normal" officeooo:rsid="002548e8" style:font-name-asian="Liberation Serif1" style:font-weight-asian="normal" style:font-name-complex="Liberation Serif1" style:font-weight-complex="normal"/>
    </style:style>
    <style:style style:name="T33" style:family="text">
      <style:text-properties style:text-position="sub 58%" style:font-name="Liberation Serif1" style:text-underline-style="none" fo:font-weight="normal" officeooo:rsid="001b0ac7" style:font-name-asian="Liberation Serif1" style:font-weight-asian="normal" style:font-name-complex="Liberation Serif1" style:font-weight-complex="normal"/>
    </style:style>
    <style:style style:name="T34" style:family="text">
      <style:text-properties style:text-position="sub 58%" style:font-name="Liberation Serif1" style:text-underline-style="none" fo:font-weight="normal" officeooo:rsid="001d833c" style:font-name-asian="Liberation Serif1" style:font-weight-asian="normal" style:font-name-complex="Liberation Serif1" style:font-weight-complex="normal"/>
    </style:style>
    <style:style style:name="T35" style:family="text">
      <style:text-properties style:text-position="sub 58%" style:font-name="Liberation Serif1" style:text-underline-style="none" fo:font-weight="normal" officeooo:rsid="00258d3a" style:font-name-asian="Liberation Serif1" style:font-weight-asian="normal" style:font-name-complex="Liberation Serif1" style:font-weight-complex="normal"/>
    </style:style>
    <style:style style:name="T36" style:family="text">
      <style:text-properties style:text-position="sub 58%" style:font-name="Liberation Serif1" style:text-underline-style="none" fo:font-weight="normal" officeooo:rsid="00270346" style:font-name-asian="Liberation Serif1" style:font-weight-asian="normal" style:font-name-complex="Liberation Serif1" style:font-weight-complex="normal"/>
    </style:style>
    <style:style style:name="T37" style:family="text">
      <style:text-properties style:text-position="sub 58%" style:font-name="Liberation Serif1" style:text-underline-style="none" fo:font-weight="bold" officeooo:rsid="00211f5c" style:font-name-asian="Liberation Serif1" style:font-weight-asian="bold" style:font-name-complex="Liberation Serif1" style:font-weight-complex="bold"/>
    </style:style>
    <style:style style:name="T38" style:family="text">
      <style:text-properties style:text-position="sub 58%" style:font-name="Liberation Serif1" style:text-underline-style="none" fo:font-weight="bold" officeooo:rsid="001bd353" style:font-name-asian="Liberation Serif1" style:font-weight-asian="bold" style:font-name-complex="Liberation Serif1" style:font-weight-complex="bold"/>
    </style:style>
    <style:style style:name="T39" style:family="text">
      <style:text-properties style:text-position="sub 58%" style:font-name="Liberation Serif1" style:text-underline-style="none" fo:font-weight="bold" officeooo:rsid="002548e8" style:font-name-asian="Liberation Serif1" style:font-weight-asian="bold" style:font-name-complex="Liberation Serif1" style:font-weight-complex="bold"/>
    </style:style>
    <style:style style:name="T40" style:family="text">
      <style:text-properties style:text-position="sub 58%" style:font-name="Liberation Serif1" style:text-underline-style="none" fo:font-weight="bold" officeooo:rsid="001b0ac7" style:font-name-asian="Liberation Serif1" style:font-weight-asian="bold" style:font-name-complex="Liberation Serif1" style:font-weight-complex="bold"/>
    </style:style>
    <style:style style:name="T41" style:family="text">
      <style:text-properties style:text-position="sub 58%" style:font-name="Liberation Serif1" style:text-underline-style="none" fo:font-weight="bold" officeooo:rsid="001d833c" style:font-name-asian="Liberation Serif1" style:font-weight-asian="bold" style:font-name-complex="Liberation Serif1" style:font-weight-complex="bold"/>
    </style:style>
    <style:style style:name="T42" style:family="text">
      <style:text-properties style:text-position="sub 58%" style:font-name="Liberation Serif1" style:text-underline-style="none" fo:font-weight="bold" officeooo:rsid="00258d3a" style:font-name-asian="Liberation Serif1" style:font-weight-asian="bold" style:font-name-complex="Liberation Serif1" style:font-weight-complex="bold"/>
    </style:style>
    <style:style style:name="T43" style:family="text">
      <style:text-properties style:text-position="sub 58%" style:font-name="Liberation Serif1" style:text-underline-style="none" fo:font-weight="bold" officeooo:rsid="00270346" style:font-name-asian="Liberation Serif1" style:font-weight-asian="bold" style:font-name-complex="Liberation Serif1" style:font-weight-complex="bold"/>
    </style:style>
    <style:style style:name="T44" style:family="text">
      <style:text-properties style:text-position="sub 58%" style:text-underline-style="none"/>
    </style:style>
    <style:style style:name="T45" style:family="text">
      <style:text-properties style:text-position="super 58%" style:font-name="Liberation Serif1" style:font-name-asian="Liberation Serif1" style:font-name-complex="Liberation Serif1"/>
    </style:style>
    <style:style style:name="T46" style:family="text">
      <style:text-properties style:text-position="super 58%" style:font-name="Liberation Serif1" officeooo:rsid="001bd353" style:font-name-asian="Liberation Serif1" style:font-name-complex="Liberation Serif1"/>
    </style:style>
    <style:style style:name="T47" style:family="text">
      <style:text-properties style:text-position="0% 100%" style:font-name="Liberation Serif1" style:font-name-asian="Liberation Serif1" style:font-name-complex="Liberation Serif1"/>
    </style:style>
    <style:style style:name="T48" style:family="text">
      <style:text-properties style:text-position="0% 100%" style:font-name="Liberation Serif1" officeooo:rsid="001ef6d4" style:font-name-asian="Liberation Serif1" style:font-name-complex="Liberation Serif1"/>
    </style:style>
    <style:style style:name="T49" style:family="text">
      <style:text-properties style:text-position="0% 100%" style:font-name="Liberation Serif1" officeooo:rsid="001bd353" style:font-name-asian="Liberation Serif1" style:font-name-complex="Liberation Serif1"/>
    </style:style>
    <style:style style:name="T50" style:family="text">
      <style:text-properties style:text-position="0% 100%" style:font-name="Liberation Serif1" officeooo:rsid="00210667" style:font-name-asian="Liberation Serif1" style:font-name-complex="Liberation Serif1"/>
    </style:style>
    <style:style style:name="T51" style:family="text">
      <style:text-properties style:text-position="0% 100%" style:font-name="Liberation Serif1" officeooo:rsid="00211f5c" style:font-name-asian="Liberation Serif1" style:font-name-complex="Liberation Serif1"/>
    </style:style>
    <style:style style:name="T52" style:family="text">
      <style:text-properties style:text-position="0% 100%" style:font-name="Liberation Serif1" officeooo:rsid="0022efe5" style:font-name-asian="Liberation Serif1" style:font-name-complex="Liberation Serif1"/>
    </style:style>
    <style:style style:name="T53" style:family="text">
      <style:text-properties style:text-position="0% 100%" style:font-name="Liberation Serif1" officeooo:rsid="002445f9" style:font-name-asian="Liberation Serif1" style:font-name-complex="Liberation Serif1"/>
    </style:style>
    <style:style style:name="T54" style:family="text">
      <style:text-properties style:text-position="0% 100%" style:font-name="Liberation Serif1" officeooo:rsid="002548e8" style:font-name-asian="Liberation Serif1" style:font-name-complex="Liberation Serif1"/>
    </style:style>
    <style:style style:name="T55" style:family="text">
      <style:text-properties style:text-position="0% 100%" style:font-name="Liberation Serif1" officeooo:rsid="001b0ac7" style:font-name-asian="Liberation Serif1" style:font-name-complex="Liberation Serif1"/>
    </style:style>
    <style:style style:name="T56" style:family="text">
      <style:text-properties style:text-position="0% 100%" style:font-name="Liberation Serif1" officeooo:rsid="00258d3a" style:font-name-asian="Liberation Serif1" style:font-name-complex="Liberation Serif1"/>
    </style:style>
    <style:style style:name="T57" style:family="text">
      <style:text-properties style:text-position="0% 100%" style:font-name="Liberation Serif1" officeooo:rsid="00270346" style:font-name-asian="Liberation Serif1" style:font-name-complex="Liberation Serif1"/>
    </style:style>
    <style:style style:name="T58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59" style:family="text">
      <style:text-properties style:text-position="0% 100%" style:font-name="Liberation Serif1" fo:font-weight="normal" officeooo:rsid="00211f5c" style:font-name-asian="Liberation Serif1" style:font-weight-asian="normal" style:font-name-complex="Liberation Serif1" style:font-weight-complex="normal"/>
    </style:style>
    <style:style style:name="T60" style:family="text">
      <style:text-properties style:text-position="0% 100%" style:font-name="Liberation Serif1" fo:font-weight="normal" officeooo:rsid="001bd353" style:font-name-asian="Liberation Serif1" style:font-weight-asian="normal" style:font-name-complex="Liberation Serif1" style:font-weight-complex="normal"/>
    </style:style>
    <style:style style:name="T61" style:family="text">
      <style:text-properties style:text-position="0% 100%" style:font-name="Liberation Serif1" fo:font-weight="normal" officeooo:rsid="00210667" style:font-name-asian="Liberation Serif1" style:font-weight-asian="normal" style:font-name-complex="Liberation Serif1" style:font-weight-complex="normal"/>
    </style:style>
    <style:style style:name="T62" style:family="text">
      <style:text-properties style:text-position="0% 100%" style:font-name="Liberation Serif1" fo:font-weight="normal" officeooo:rsid="001ef6d4" style:font-name-asian="Liberation Serif1" style:font-weight-asian="normal" style:font-name-complex="Liberation Serif1" style:font-weight-complex="normal"/>
    </style:style>
    <style:style style:name="T63" style:family="text">
      <style:text-properties style:text-position="0% 100%" style:font-name="Liberation Serif1" fo:font-weight="normal" officeooo:rsid="0022efe5" style:font-name-asian="Liberation Serif1" style:font-weight-asian="normal" style:font-name-complex="Liberation Serif1" style:font-weight-complex="normal"/>
    </style:style>
    <style:style style:name="T64" style:family="text">
      <style:text-properties style:text-position="0% 100%" style:font-name="Liberation Serif1" fo:font-weight="normal" officeooo:rsid="002548e8" style:font-name-asian="Liberation Serif1" style:font-weight-asian="normal" style:font-name-complex="Liberation Serif1" style:font-weight-complex="normal"/>
    </style:style>
    <style:style style:name="T65" style:family="text">
      <style:text-properties style:text-position="0% 100%" style:font-name="Liberation Serif1" fo:font-weight="normal" officeooo:rsid="001b0ac7" style:font-name-asian="Liberation Serif1" style:font-weight-asian="normal" style:font-name-complex="Liberation Serif1" style:font-weight-complex="normal"/>
    </style:style>
    <style:style style:name="T66" style:family="text">
      <style:text-properties style:text-position="0% 100%" style:font-name="Liberation Serif1" fo:font-weight="normal" officeooo:rsid="00258d3a" style:font-name-asian="Liberation Serif1" style:font-weight-asian="normal" style:font-name-complex="Liberation Serif1" style:font-weight-complex="normal"/>
    </style:style>
    <style:style style:name="T67" style:family="text">
      <style:text-properties style:text-position="0% 100%" style:font-name="Liberation Serif1" fo:font-weight="normal" officeooo:rsid="00270346" style:font-name-asian="Liberation Serif1" style:font-weight-asian="normal" style:font-name-complex="Liberation Serif1" style:font-weight-complex="normal"/>
    </style:style>
    <style:style style:name="T68" style:family="text">
      <style:text-properties style:text-position="0% 100%"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69" style:family="text">
      <style:text-properties style:text-position="0% 100%" style:font-name="Liberation Serif1" style:text-underline-style="none" fo:font-weight="normal" officeooo:rsid="00211f5c" style:font-name-asian="Liberation Serif1" style:font-weight-asian="normal" style:font-name-complex="Liberation Serif1" style:font-weight-complex="normal"/>
    </style:style>
    <style:style style:name="T70" style:family="text">
      <style:text-properties style:text-position="0% 100%" style:font-name="Liberation Serif1" style:text-underline-style="none" fo:font-weight="normal" officeooo:rsid="001ef6d4" style:font-name-asian="Liberation Serif1" style:font-weight-asian="normal" style:font-name-complex="Liberation Serif1" style:font-weight-complex="normal"/>
    </style:style>
    <style:style style:name="T71" style:family="text">
      <style:text-properties style:text-position="0% 100%" style:font-name="Liberation Serif1" style:text-underline-style="none" fo:font-weight="normal" officeooo:rsid="00210667" style:font-name-asian="Liberation Serif1" style:font-weight-asian="normal" style:font-name-complex="Liberation Serif1" style:font-weight-complex="normal"/>
    </style:style>
    <style:style style:name="T72" style:family="text">
      <style:text-properties style:text-position="0% 100%" style:font-name="Liberation Serif1" style:text-underline-style="none" fo:font-weight="normal" officeooo:rsid="001bd353" style:font-name-asian="Liberation Serif1" style:font-weight-asian="normal" style:font-name-complex="Liberation Serif1" style:font-weight-complex="normal"/>
    </style:style>
    <style:style style:name="T73" style:family="text">
      <style:text-properties style:text-position="0% 100%" style:font-name="Liberation Serif1" style:text-underline-style="none" fo:font-weight="normal" officeooo:rsid="0022efe5" style:font-name-asian="Liberation Serif1" style:font-weight-asian="normal" style:font-name-complex="Liberation Serif1" style:font-weight-complex="normal"/>
    </style:style>
    <style:style style:name="T74" style:family="text">
      <style:text-properties style:text-position="0% 100%" style:font-name="Liberation Serif1" style:text-underline-style="none" fo:font-weight="normal" officeooo:rsid="002445f9" style:font-name-asian="Liberation Serif1" style:font-weight-asian="normal" style:font-name-complex="Liberation Serif1" style:font-weight-complex="normal"/>
    </style:style>
    <style:style style:name="T75" style:family="text">
      <style:text-properties style:text-position="0% 100%" style:font-name="Liberation Serif1" style:text-underline-style="none" fo:font-weight="normal" officeooo:rsid="002548e8" style:font-name-asian="Liberation Serif1" style:font-weight-asian="normal" style:font-name-complex="Liberation Serif1" style:font-weight-complex="normal"/>
    </style:style>
    <style:style style:name="T76" style:family="text">
      <style:text-properties style:text-position="0% 100%" style:font-name="Liberation Serif1" style:text-underline-style="none" fo:font-weight="normal" officeooo:rsid="001b0ac7" style:font-name-asian="Liberation Serif1" style:font-weight-asian="normal" style:font-name-complex="Liberation Serif1" style:font-weight-complex="normal"/>
    </style:style>
    <style:style style:name="T77" style:family="text">
      <style:text-properties style:text-position="0% 100%" style:font-name="Liberation Serif1" style:text-underline-style="none" fo:font-weight="normal" officeooo:rsid="00258d3a" style:font-name-asian="Liberation Serif1" style:font-weight-asian="normal" style:font-name-complex="Liberation Serif1" style:font-weight-complex="normal"/>
    </style:style>
    <style:style style:name="T78" style:family="text">
      <style:text-properties style:text-position="0% 100%" style:font-name="Liberation Serif1" style:text-underline-style="none" fo:font-weight="normal" officeooo:rsid="00270346" style:font-name-asian="Liberation Serif1" style:font-weight-asian="normal" style:font-name-complex="Liberation Serif1" style:font-weight-complex="normal"/>
    </style:style>
    <style:style style:name="T79" style:family="text">
      <style:text-properties style:text-position="0% 100%" style:font-name="Liberation Serif1" style:text-underline-style="none" fo:font-weight="bold" officeooo:rsid="00211f5c" style:font-name-asian="Liberation Serif1" style:font-weight-asian="bold" style:font-name-complex="Liberation Serif1" style:font-weight-complex="bold"/>
    </style:style>
    <style:style style:name="T80" style:family="text">
      <style:text-properties style:text-position="0% 100%" style:font-name="Liberation Serif1" style:text-underline-style="none" fo:font-weight="bold" officeooo:rsid="001ef6d4" style:font-name-asian="Liberation Serif1" style:font-weight-asian="bold" style:font-name-complex="Liberation Serif1" style:font-weight-complex="bold"/>
    </style:style>
    <style:style style:name="T81" style:family="text">
      <style:text-properties style:text-position="0% 100%" style:font-name="Liberation Serif1" style:text-underline-style="none" fo:font-weight="bold" officeooo:rsid="00210667" style:font-name-asian="Liberation Serif1" style:font-weight-asian="bold" style:font-name-complex="Liberation Serif1" style:font-weight-complex="bold"/>
    </style:style>
    <style:style style:name="T82" style:family="text">
      <style:text-properties style:text-position="0% 100%" style:font-name="Liberation Serif1" style:text-underline-style="none" fo:font-weight="bold" officeooo:rsid="001bd353" style:font-name-asian="Liberation Serif1" style:font-weight-asian="bold" style:font-name-complex="Liberation Serif1" style:font-weight-complex="bold"/>
    </style:style>
    <style:style style:name="T83" style:family="text">
      <style:text-properties style:text-position="0% 100%" style:font-name="Liberation Serif1" style:text-underline-style="none" fo:font-weight="bold" officeooo:rsid="0022efe5" style:font-name-asian="Liberation Serif1" style:font-weight-asian="bold" style:font-name-complex="Liberation Serif1" style:font-weight-complex="bold"/>
    </style:style>
    <style:style style:name="T84" style:family="text">
      <style:text-properties style:text-position="0% 100%" style:font-name="Liberation Serif1" style:text-underline-style="none" fo:font-weight="bold" officeooo:rsid="002548e8" style:font-name-asian="Liberation Serif1" style:font-weight-asian="bold" style:font-name-complex="Liberation Serif1" style:font-weight-complex="bold"/>
    </style:style>
    <style:style style:name="T85" style:family="text">
      <style:text-properties style:text-position="0% 100%" style:font-name="Liberation Serif1" style:text-underline-style="none" fo:font-weight="bold" officeooo:rsid="001b0ac7" style:font-name-asian="Liberation Serif1" style:font-weight-asian="bold" style:font-name-complex="Liberation Serif1" style:font-weight-complex="bold"/>
    </style:style>
    <style:style style:name="T86" style:family="text">
      <style:text-properties style:text-position="0% 100%" style:font-name="Liberation Serif1" style:text-underline-style="none" fo:font-weight="bold" officeooo:rsid="00258d3a" style:font-name-asian="Liberation Serif1" style:font-weight-asian="bold" style:font-name-complex="Liberation Serif1" style:font-weight-complex="bold"/>
    </style:style>
    <style:style style:name="T87" style:family="text">
      <style:text-properties style:text-position="0% 100%" style:font-name="Liberation Serif1" style:text-underline-style="none" fo:font-weight="bold" officeooo:rsid="00270346" style:font-name-asian="Liberation Serif1" style:font-weight-asian="bold" style:font-name-complex="Liberation Serif1" style:font-weight-complex="bold"/>
    </style:style>
    <style:style style:name="T88" style:family="text">
      <style:text-properties style:text-position="0% 100%" officeooo:rsid="00211f5c"/>
    </style:style>
    <style:style style:name="T89" style:family="text">
      <style:text-properties style:text-position="0% 100%" officeooo:rsid="0022efe5"/>
    </style:style>
    <style:style style:name="T90" style:family="text">
      <style:text-properties style:text-position="0% 100%" officeooo:rsid="002445f9"/>
    </style:style>
    <style:style style:name="T91" style:family="text">
      <style:text-properties style:text-position="0% 100%" officeooo:rsid="00258d3a"/>
    </style:style>
    <style:style style:name="T92" style:family="text">
      <style:text-properties style:text-position="0% 100%" officeooo:rsid="00270346"/>
    </style:style>
    <style:style style:name="T93" style:family="text">
      <style:text-properties officeooo:rsid="00211f5c"/>
    </style:style>
    <style:style style:name="T94" style:family="text">
      <style:text-properties officeooo:rsid="0022efe5"/>
    </style:style>
    <style:style style:name="T95" style:family="text">
      <style:text-properties officeooo:rsid="002445f9"/>
    </style:style>
    <style:style style:name="T96" style:family="text">
      <style:text-properties officeooo:rsid="00258d3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NFIS izvještaj</text:p>
      <text:p text:style-name="P11"/>
      <text:p text:style-name="P13"><text:span text:style-name="T6">Oblik pravila koja se koriste </text:span><text:span text:style-name="T1"><text:s text:c="8"/>Ako </text:span><text:span text:style-name="T9">x je A</text:span><text:span text:style-name="T20">i </text:span><text:span text:style-name="T13"><text:s/></text:span><text:span text:style-name="T1">i </text:span><text:span text:style-name="T9">y je B</text:span><text:span text:style-name="T20">i</text:span><text:span text:style-name="T1"> onda je </text:span><text:span text:style-name="T9">z</text:span><text:span text:style-name="T20">i </text:span><text:span text:style-name="T9">= p</text:span><text:span text:style-name="T20">i</text:span><text:span text:style-name="T9">x + q</text:span><text:span text:style-name="T20">i</text:span><text:span text:style-name="T9">y + r</text:span><text:span text:style-name="T20">i</text:span></text:p>
      <text:p text:style-name="P22"><text:span text:style-name="T6">Sigmoidalna funkcija pripadnosti</text:span><text:span text:style-name="T1"> <text:tab/></text:span><text:span text:style-name="T3">μ</text:span><text:span text:style-name="T15"> </text:span><text:span text:style-name="T3">= </text:span><text:span text:style-name="T3"><draw:frame draw:style-name="fr1" draw:name="Object4" text:anchor-type="as-char" svg:y="-0.2445in" svg:width="0.7472in" svg:height="0.421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0"><text:span text:style-name="T7">Funkcija pripadnosti za skup A</text:span><text:span text:style-name="T2"><text:tab/></text:span><text:span text:style-name="T1">μ</text:span><text:span text:style-name="T13">a </text:span><text:span text:style-name="T1">= </text:span><text:span text:style-name="T1"><draw:frame draw:style-name="fr1" draw:name="Object1" text:anchor-type="as-char" svg:y="-0.2437in" svg:width="0.8665in" svg:height="0.4217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2"><text:span text:style-name="T7">Funkcija pripadnosti za skup B</text:span><text:span text:style-name="T2"><text:tab/></text:span><text:span text:style-name="T1">μ</text:span><text:span text:style-name="T14">b</text:span><text:span text:style-name="T13"> </text:span><text:span text:style-name="T1">= </text:span><text:span text:style-name="T1"><draw:frame draw:style-name="fr1" draw:name="Object2" text:anchor-type="as-char" svg:y="-0.2445in" svg:width="0.8756in" svg:height="0.42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3"><text:span text:style-name="T6">Funkcija pogreške</text:span><text:span text:style-name="T1"><text:tab/><text:tab/><text:tab/>E</text:span><text:span text:style-name="T13">k</text:span><text:span text:style-name="T1"> = </text:span><text:span text:style-name="T1"><draw:frame draw:style-name="fr1" draw:name="Object3" text:anchor-type="as-char" svg:y="-0.2437in" svg:width="0.1957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(y</text:span><text:span text:style-name="T13">k</text:span><text:span text:style-name="T1"> – o</text:span><text:span text:style-name="T13">k</text:span><text:span text:style-name="T1">)</text:span><text:span text:style-name="T45">2</text:span></text:p>
      <text:p text:style-name="P22"><text:span text:style-name="T6">Izlaz</text:span><text:span text:style-name="T1"><text:tab/><text:tab/><text:tab/><text:tab/><text:tab/>o</text:span><text:span text:style-name="T13">k </text:span><text:span text:style-name="T1">= </text:span><text:span text:style-name="T1"><draw:frame draw:style-name="fr1" draw:name="Object5" text:anchor-type="as-char" svg:y="-0.3752in" svg:width="0.7756in" svg:height="0.6543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3"><text:span text:style-name="T6">Težina</text:span><text:span text:style-name="T1"><text:tab/><text:tab/><text:tab/><text:tab/><text:tab/>w</text:span><text:span text:style-name="T13">i</text:span><text:span text:style-name="T1"> = </text:span><text:span text:style-name="T3">μ</text:span><text:span text:style-name="T15">a </text:span><text:span text:style-name="T3">μ</text:span><text:span text:style-name="T13">b </text:span><text:span text:style-name="T17"><text:s/></text:span><text:span text:style-name="T5">= </text:span><text:span text:style-name="T5"><draw:frame draw:style-name="fr1" draw:name="Object99" text:anchor-type="as-char" svg:y="-0.2437in" svg:width="0.8665in" svg:height="0.4217in" draw:z-index="2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5"><draw:frame draw:style-name="fr1" draw:name="Object100" text:anchor-type="as-char" svg:y="-0.2445in" svg:width="0.8756in" svg:height="0.4217in" draw:z-index="33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<text:p text:style-name="P26"><text:tab/><text:tab/><text:tab/><text:tab/><text:tab/>kao t-norma se koristi algebarski produkt</text:p>
      <text:p text:style-name="P23"><text:span text:style-name="T8">Ažuriranje</text:span><text:span text:style-name="T6"> parametra ψ</text:span><text:span text:style-name="T1"><text:tab/><text:tab/>ψ(t + 1) = ψ(t) - </text:span><text:span text:style-name="T4">η</text:span><text:span text:style-name="T4"><draw:frame draw:style-name="fr1" draw:name="Object6" text:anchor-type="as-char" svg:y="-0.2689in" svg:width="0.3862in" svg:height="0.418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7"/>
      <text:p text:style-name="P4">Ažuriranje parametra p<text:span text:style-name="T44">i</text:span></text:p>
      <text:p text:style-name="P14">p<text:span text:style-name="T12">i</text:span>(t + 1) = p<text:span text:style-name="T12">i</text:span>(t) - <text:span text:style-name="T48">η</text:span><text:span text:style-name="T48"><draw:frame draw:style-name="fr1" draw:name="Object7" text:anchor-type="as-char" svg:y="-0.2693in" svg:width="0.3862in" svg:height="0.44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4"><text:span text:style-name="T48">p</text:span><text:span text:style-name="T13">i</text:span><text:span text:style-name="T47"> utječe na z</text:span><text:span text:style-name="T13">i</text:span><text:span text:style-name="T47">, z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p</text:span><text:span text:style-name="T13">i</text:span><text:span text:style-name="T47"> =&gt; z</text:span><text:span text:style-name="T13">i</text:span><text:span text:style-name="T47"> =&gt; o</text:span><text:span text:style-name="T13">k</text:span></text:p>
      <text:p text:style-name="P14"><text:span text:style-name="T48"><draw:frame draw:style-name="fr1" draw:name="Object8" text:anchor-type="as-char" svg:y="-0.2693in" svg:width="0.3862in" svg:height="0.44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7">= </text:span><text:span text:style-name="T47"><draw:frame draw:style-name="fr1" draw:name="Object9" text:anchor-type="as-char" svg:y="-0.2693in" svg:width="0.3862in" svg:height="0.442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7"><draw:frame draw:style-name="fr1" draw:name="Object10" text:anchor-type="as-char" svg:y="-0.2693in" svg:width="0.3583in" svg:height="0.44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7"><draw:frame draw:style-name="fr1" draw:name="Object11" text:anchor-type="as-char" svg:y="-0.2693in" svg:width="0.3508in" svg:height="0.442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8"/>
      <text:p text:style-name="P15"><text:span text:style-name="T47"><draw:frame draw:style-name="fr1" draw:name="Object12" text:anchor-type="as-char" svg:y="-0.2693in" svg:width="0.3862in" svg:height="0.44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7">= </text:span><text:span text:style-name="T47"><draw:frame draw:style-name="fr1" draw:name="Object13" text:anchor-type="as-char" svg:y="-0.2445in" svg:width="0.3583in" svg:height="0.418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9"> </text:span><text:span text:style-name="T49"><draw:frame draw:style-name="fr1" draw:name="Object14" text:anchor-type="as-char" svg:y="-0.2437in" svg:width="0.1957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15" text:anchor-type="as-char" svg:y="-0.2437in" svg:width="0.1957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5"><text:span text:style-name="T50"><draw:frame draw:style-name="fr1" draw:name="Object16" text:anchor-type="as-char" svg:y="-0.2693in" svg:width="0.3583in" svg:height="0.44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0">= </text:span><text:span text:style-name="T50"><draw:frame draw:style-name="fr1" draw:name="Object17" text:anchor-type="as-char" svg:y="-0.2445in" svg:width="0.3272in" svg:height="0.418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0"><draw:frame draw:style-name="fr1" draw:name="Object18" text:anchor-type="as-char" svg:y="-0.3752in" svg:width="0.8228in" svg:height="0.6543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1">= </text:span><text:span text:style-name="T51"><draw:frame draw:style-name="fr1" draw:name="Object19" text:anchor-type="as-char" svg:y="-0.2693in" svg:width="0.6799in" svg:height="0.548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6"><text:span text:style-name="T51"><draw:frame draw:style-name="fr1" draw:name="Object20" text:anchor-type="as-char" svg:y="-0.2693in" svg:width="0.3508in" svg:height="0.442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1">= </text:span><text:span text:style-name="T51"><draw:frame draw:style-name="fr1" draw:name="Object21" text:anchor-type="as-char" svg:y="-0.2445in" svg:width="0.3508in" svg:height="0.418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9">(</text:span><text:span text:style-name="T60">p</text:span><text:span text:style-name="T21">i</text:span><text:span text:style-name="T60">x + q</text:span><text:span text:style-name="T21">i</text:span><text:span text:style-name="T60">y + r</text:span><text:span text:style-name="T21">i</text:span><text:span text:style-name="T59">) = x</text:span><text:span text:style-name="T22">i</text:span></text:p>
      <text:p text:style-name="P34"><text:soft-page-break/></text:p>
      <text:p text:style-name="P16"><text:span text:style-name="T59"><draw:frame draw:style-name="fr1" draw:name="Object22" text:anchor-type="as-char" svg:y="-0.2693in" svg:width="0.3862in" svg:height="0.442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8">= </text:span><text:span text:style-name="T58"><draw:frame draw:style-name="fr1" draw:name="Object23" text:anchor-type="as-char" svg:y="-0.2693in" svg:width="0.3862in" svg:height="0.442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8"><draw:frame draw:style-name="fr1" draw:name="Object24" text:anchor-type="as-char" svg:y="-0.2693in" svg:width="0.3583in" svg:height="0.442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8"><draw:frame draw:style-name="fr1" draw:name="Object25" text:anchor-type="as-char" svg:y="-0.2693in" svg:width="0.3508in" svg:height="0.44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59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 </text:span><text:span text:style-name="T61"><draw:frame draw:style-name="fr1" draw:name="Object26" text:anchor-type="as-char" svg:y="-0.2693in" svg:width="0.6799in" svg:height="0.5484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9">x</text:span><text:span text:style-name="T22">i</text:span></text:p>
      <text:p text:style-name="P34"/>
      <text:p text:style-name="P16"><text:span text:style-name="T59">p</text:span><text:span text:style-name="T22">i</text:span><text:span text:style-name="T59">(t + 1) = p</text:span><text:span text:style-name="T22">i</text:span><text:span text:style-name="T59">(t) - </text:span><text:span text:style-name="T62">η</text:span><text:span text:style-name="T62"><draw:frame draw:style-name="fr1" draw:name="Object27" text:anchor-type="as-char" svg:y="-0.2693in" svg:width="0.3862in" svg:height="0.44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59">= p</text:span><text:span text:style-name="T22">i</text:span><text:span text:style-name="T59">(t) - </text:span><text:span text:style-name="T62">η</text:span><text:span text:style-name="T59">(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28" text:anchor-type="as-char" svg:y="-0.2693in" svg:width="0.6799in" svg:height="0.5484in" draw:z-index="3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9">x</text:span><text:span text:style-name="T22">i</text:span><text:span text:style-name="T59">) = </text:span><text:span text:style-name="T79">p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29" text:anchor-type="as-char" svg:y="-0.2693in" svg:width="0.6799in" svg:height="0.5484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79">x</text:span><text:span text:style-name="T37">i</text:span></text:p>
      <text:p text:style-name="P41"/>
      <text:p text:style-name="P5">Ažuriranje parametra <text:span text:style-name="T93">q</text:span><text:span text:style-name="T44">i</text:span></text:p>
      <text:p text:style-name="P16"><text:span text:style-name="T88">q</text:span><text:span text:style-name="T12">i</text:span>(t + 1) = <text:span text:style-name="T93">q</text:span><text:span text:style-name="T12">i</text:span>(t) - <text:span text:style-name="T48">η</text:span><text:span text:style-name="T48"><draw:frame draw:style-name="fr1" draw:name="Object33" text:anchor-type="as-char" svg:y="-0.2693in" svg:width="0.3862in" svg:height="0.4429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16"><text:span text:style-name="T51">q</text:span><text:span text:style-name="T13">i</text:span><text:span text:style-name="T47"> utječe na z</text:span><text:span text:style-name="T13">i</text:span><text:span text:style-name="T47">, z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1">q</text:span><text:span text:style-name="T13">i</text:span><text:span text:style-name="T47"> =&gt; z</text:span><text:span text:style-name="T13">i</text:span><text:span text:style-name="T47"> =&gt; o</text:span><text:span text:style-name="T13">k</text:span></text:p>
      <text:p text:style-name="P16"><text:span text:style-name="T48"><draw:frame draw:style-name="fr1" draw:name="Object34" text:anchor-type="as-char" svg:y="-0.2693in" svg:width="0.3862in" svg:height="0.4429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7">= </text:span><text:span text:style-name="T47"><draw:frame draw:style-name="fr1" draw:name="Object35" text:anchor-type="as-char" svg:y="-0.2693in" svg:width="0.3862in" svg:height="0.4429in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7"><draw:frame draw:style-name="fr1" draw:name="Object36" text:anchor-type="as-char" svg:y="-0.2693in" svg:width="0.3583in" svg:height="0.4429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7"><draw:frame draw:style-name="fr1" draw:name="Object37" text:anchor-type="as-char" svg:y="-0.2693in" svg:width="0.3362in" svg:height="0.4429in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<text:p text:style-name="P29"/>
      <text:p text:style-name="P16"><text:span text:style-name="T47"><draw:frame draw:style-name="fr1" draw:name="Object38" text:anchor-type="as-char" svg:y="-0.2693in" svg:width="0.3862in" svg:height="0.4429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47">= </text:span><text:span text:style-name="T47"><draw:frame draw:style-name="fr1" draw:name="Object39" text:anchor-type="as-char" svg:y="-0.2445in" svg:width="0.3583in" svg:height="0.4189in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9"> </text:span><text:span text:style-name="T49"><draw:frame draw:style-name="fr1" draw:name="Object40" text:anchor-type="as-char" svg:y="-0.2437in" svg:width="0.1957in" svg:height="0.3929in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41" text:anchor-type="as-char" svg:y="-0.2437in" svg:width="0.1957in" svg:height="0.3929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6"><text:span text:style-name="T50"><draw:frame draw:style-name="fr1" draw:name="Object42" text:anchor-type="as-char" svg:y="-0.2693in" svg:width="0.3583in" svg:height="0.4429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0">= </text:span><text:span text:style-name="T50"><draw:frame draw:style-name="fr1" draw:name="Object43" text:anchor-type="as-char" svg:y="-0.2445in" svg:width="0.3272in" svg:height="0.4189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0"><draw:frame draw:style-name="fr1" draw:name="Object44" text:anchor-type="as-char" svg:y="-0.3752in" svg:width="0.8228in" svg:height="0.6543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51">= </text:span><text:span text:style-name="T51"><draw:frame draw:style-name="fr1" draw:name="Object45" text:anchor-type="as-char" svg:y="-0.2693in" svg:width="0.6799in" svg:height="0.5484in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16"><text:span text:style-name="T51"><draw:frame draw:style-name="fr1" draw:name="Object46" text:anchor-type="as-char" svg:y="-0.2693in" svg:width="0.3362in" svg:height="0.4429in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51">= </text:span><text:span text:style-name="T51"><draw:frame draw:style-name="fr1" draw:name="Object47" text:anchor-type="as-char" svg:y="-0.2445in" svg:width="0.3362in" svg:height="0.4189in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59">(</text:span><text:span text:style-name="T60">p</text:span><text:span text:style-name="T21">i</text:span><text:span text:style-name="T60">x + q</text:span><text:span text:style-name="T21">i</text:span><text:span text:style-name="T60">y + r</text:span><text:span text:style-name="T21">i</text:span><text:span text:style-name="T59">) = </text:span><text:span text:style-name="T63">y</text:span><text:span text:style-name="T22">i</text:span></text:p>
      <text:p text:style-name="P34"/>
      <text:p text:style-name="P16"><text:span text:style-name="T59"><draw:frame draw:style-name="fr1" draw:name="Object48" text:anchor-type="as-char" svg:y="-0.2693in" svg:width="0.3862in" svg:height="0.4429in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58">= </text:span><text:span text:style-name="T58"><draw:frame draw:style-name="fr1" draw:name="Object49" text:anchor-type="as-char" svg:y="-0.2693in" svg:width="0.3862in" svg:height="0.4429in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58"><draw:frame draw:style-name="fr1" draw:name="Object50" text:anchor-type="as-char" svg:y="-0.2693in" svg:width="0.3583in" svg:height="0.4429in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8"><draw:frame draw:style-name="fr1" draw:name="Object51" text:anchor-type="as-char" svg:y="-0.2693in" svg:width="0.3362in" svg:height="0.4429in" draw:z-index="55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9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 </text:span><text:span text:style-name="T61"><draw:frame draw:style-name="fr1" draw:name="Object52" text:anchor-type="as-char" svg:y="-0.2693in" svg:width="0.6799in" svg:height="0.5484in" draw:z-index="5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63">y</text:span><text:span text:style-name="T22">i</text:span></text:p>
      <text:p text:style-name="P34"/>
      <text:p text:style-name="P16"><text:span text:style-name="T63">q</text:span><text:span text:style-name="T22">i</text:span><text:span text:style-name="T59">(t + 1) = </text:span><text:span text:style-name="T63">q</text:span><text:span text:style-name="T22">i</text:span><text:span text:style-name="T59">(t) - </text:span><text:span text:style-name="T62">η</text:span><text:span text:style-name="T62"><draw:frame draw:style-name="fr1" draw:name="Object30" text:anchor-type="as-char" svg:y="-0.2693in" svg:width="0.3862in" svg:height="0.442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9">= </text:span><text:span text:style-name="T63">q</text:span><text:span text:style-name="T22">i</text:span><text:span text:style-name="T59">(t) - </text:span><text:span text:style-name="T62">η</text:span><text:span text:style-name="T59">(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31" text:anchor-type="as-char" svg:y="-0.2693in" svg:width="0.6799in" svg:height="0.5484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63">y</text:span><text:span text:style-name="T23">i</text:span><text:span text:style-name="T59">) = </text:span><text:span text:style-name="T83">q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32" text:anchor-type="as-char" svg:y="-0.2693in" svg:width="0.6799in" svg:height="0.5484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3">y</text:span><text:span text:style-name="T37">i</text:span></text:p>
      <text:p text:style-name="P42"/>
      <text:p text:style-name="P6">Ažuriranje parametra <text:span text:style-name="T94">r</text:span><text:span text:style-name="T44">i</text:span></text:p>
      <text:p text:style-name="P17"><text:span text:style-name="T89">r</text:span><text:span text:style-name="T12">i</text:span>(t + 1) = <text:span text:style-name="T94">r</text:span><text:span text:style-name="T12">i</text:span>(t) - <text:span text:style-name="T48">η</text:span><text:span text:style-name="T48"><draw:frame draw:style-name="fr1" draw:name="Object56" text:anchor-type="as-char" svg:y="-0.2693in" svg:width="0.3862in" svg:height="0.4429in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7"><text:soft-page-break/><text:span text:style-name="T52">r</text:span><text:span text:style-name="T13">i</text:span><text:span text:style-name="T47"> utječe na z</text:span><text:span text:style-name="T13">i</text:span><text:span text:style-name="T47">, z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2">r</text:span><text:span text:style-name="T13">i</text:span><text:span text:style-name="T47"> =&gt; z</text:span><text:span text:style-name="T13">i</text:span><text:span text:style-name="T47"> =&gt; o</text:span><text:span text:style-name="T13">k</text:span></text:p>
      <text:p text:style-name="P17"><text:span text:style-name="T48"><draw:frame draw:style-name="fr1" draw:name="Object57" text:anchor-type="as-char" svg:y="-0.2693in" svg:width="0.3862in" svg:height="0.4429in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7">= </text:span><text:span text:style-name="T47"><draw:frame draw:style-name="fr1" draw:name="Object58" text:anchor-type="as-char" svg:y="-0.2693in" svg:width="0.3862in" svg:height="0.4429in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7"><draw:frame draw:style-name="fr1" draw:name="Object59" text:anchor-type="as-char" svg:y="-0.2693in" svg:width="0.3583in" svg:height="0.4429in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7"><draw:frame draw:style-name="fr1" draw:name="Object60" text:anchor-type="as-char" svg:y="-0.2693in" svg:width="0.3272in" svg:height="0.4429in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30"/>
      <text:p text:style-name="P17"><text:span text:style-name="T47"><draw:frame draw:style-name="fr1" draw:name="Object61" text:anchor-type="as-char" svg:y="-0.2693in" svg:width="0.3862in" svg:height="0.4429in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47">= </text:span><text:span text:style-name="T47"><draw:frame draw:style-name="fr1" draw:name="Object62" text:anchor-type="as-char" svg:y="-0.2445in" svg:width="0.3583in" svg:height="0.4189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49"> </text:span><text:span text:style-name="T49"><draw:frame draw:style-name="fr1" draw:name="Object63" text:anchor-type="as-char" svg:y="-0.2437in" svg:width="0.1957in" svg:height="0.3929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64" text:anchor-type="as-char" svg:y="-0.2437in" svg:width="0.1957in" svg:height="0.3929in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7"><text:span text:style-name="T50"><draw:frame draw:style-name="fr1" draw:name="Object65" text:anchor-type="as-char" svg:y="-0.2693in" svg:width="0.3583in" svg:height="0.4429in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50">= </text:span><text:span text:style-name="T50"><draw:frame draw:style-name="fr1" draw:name="Object66" text:anchor-type="as-char" svg:y="-0.2445in" svg:width="0.3272in" svg:height="0.4189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0"><draw:frame draw:style-name="fr1" draw:name="Object67" text:anchor-type="as-char" svg:y="-0.3752in" svg:width="0.8228in" svg:height="0.6543in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1">= </text:span><text:span text:style-name="T51"><draw:frame draw:style-name="fr1" draw:name="Object68" text:anchor-type="as-char" svg:y="-0.2693in" svg:width="0.6799in" svg:height="0.5484in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<text:p text:style-name="P17"><text:span text:style-name="T51"><draw:frame draw:style-name="fr1" draw:name="Object69" text:anchor-type="as-char" svg:y="-0.2693in" svg:width="0.3272in" svg:height="0.4429in" draw:z-index="70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51">= </text:span><text:span text:style-name="T51"><draw:frame draw:style-name="fr1" draw:name="Object70" text:anchor-type="as-char" svg:y="-0.2445in" svg:width="0.3209in" svg:height="0.4189in" draw:z-index="71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59">(</text:span><text:span text:style-name="T60">p</text:span><text:span text:style-name="T21">i</text:span><text:span text:style-name="T60">x + q</text:span><text:span text:style-name="T21">i</text:span><text:span text:style-name="T60">y + r</text:span><text:span text:style-name="T21">i</text:span><text:span text:style-name="T59">) = </text:span><text:span text:style-name="T63">1</text:span></text:p>
      <text:p text:style-name="P35"/>
      <text:p text:style-name="P17"><text:span text:style-name="T59"><draw:frame draw:style-name="fr1" draw:name="Object71" text:anchor-type="as-char" svg:y="-0.2693in" svg:width="0.3862in" svg:height="0.4429in" draw:z-index="72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58">= </text:span><text:span text:style-name="T58"><draw:frame draw:style-name="fr1" draw:name="Object72" text:anchor-type="as-char" svg:y="-0.2693in" svg:width="0.3862in" svg:height="0.4429in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8"><draw:frame draw:style-name="fr1" draw:name="Object73" text:anchor-type="as-char" svg:y="-0.2693in" svg:width="0.3583in" svg:height="0.4429in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8"><draw:frame draw:style-name="fr1" draw:name="Object74" text:anchor-type="as-char" svg:y="-0.2693in" svg:width="0.3272in" svg:height="0.4429in" draw:z-index="89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59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 </text:span><text:span text:style-name="T61"><draw:frame draw:style-name="fr1" draw:name="Object75" text:anchor-type="as-char" svg:y="-0.2693in" svg:width="0.6799in" svg:height="0.5484in" draw:z-index="90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<text:p text:style-name="P35"/>
      <text:p text:style-name="P17"><text:span text:style-name="T73">r</text:span><text:span text:style-name="T30">i</text:span><text:span text:style-name="T69">(t + 1) = </text:span><text:span text:style-name="T73">r</text:span><text:span text:style-name="T30">i</text:span><text:span text:style-name="T69">(t) - </text:span><text:span text:style-name="T70">η</text:span><text:span text:style-name="T70"><draw:frame draw:style-name="fr1" draw:name="Object53" text:anchor-type="as-char" svg:y="-0.2693in" svg:width="0.3862in" svg:height="0.4429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69">= </text:span><text:span text:style-name="T73">r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71"><draw:frame draw:style-name="fr1" draw:name="Object54" text:anchor-type="as-char" svg:y="-0.2693in" svg:width="0.6799in" svg:height="0.5484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69">) = </text:span><text:span text:style-name="T83">r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55" text:anchor-type="as-char" svg:y="-0.2693in" svg:width="0.6799in" svg:height="0.5484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<text:p text:style-name="P39"/>
      <text:p text:style-name="P7">Ažuriranje parametra <text:span text:style-name="T95">a1</text:span><text:span text:style-name="T44">i</text:span></text:p>
      <text:p text:style-name="P18"><text:span text:style-name="T90">a1</text:span><text:span text:style-name="T12">i</text:span>(t + 1) = <text:span text:style-name="T95">a1</text:span><text:span text:style-name="T12">i</text:span>(t) - <text:span text:style-name="T48">η</text:span><text:span text:style-name="T48"><draw:frame draw:style-name="fr1" draw:name="Object79" text:anchor-type="as-char" svg:y="-0.2693in" svg:width="0.4346in" svg:height="0.4429in" draw:z-index="75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p>
      <text:p text:style-name="P18"><text:span text:style-name="T53">a1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3">a1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18"><text:span text:style-name="T48"><draw:frame draw:style-name="fr1" draw:name="Object80" text:anchor-type="as-char" svg:y="-0.2693in" svg:width="0.4346in" svg:height="0.4429in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47">= </text:span><text:span text:style-name="T47"><draw:frame draw:style-name="fr1" draw:name="Object81" text:anchor-type="as-char" svg:y="-0.2693in" svg:width="0.3862in" svg:height="0.4429in" draw:z-index="77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47"><draw:frame draw:style-name="fr1" draw:name="Object82" text:anchor-type="as-char" svg:y="-0.2693in" svg:width="0.3681in" svg:height="0.4429in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47"><draw:frame draw:style-name="fr1" draw:name="Object83" text:anchor-type="as-char" svg:y="-0.2693in" svg:width="0.4346in" svg:height="0.4429in" draw:z-index="7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31"/>
      <text:p text:style-name="P18"><text:span text:style-name="T47"><draw:frame draw:style-name="fr1" draw:name="Object84" text:anchor-type="as-char" svg:y="-0.2693in" svg:width="0.3862in" svg:height="0.4429in" draw:z-index="80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47">= </text:span><text:span text:style-name="T47"><draw:frame draw:style-name="fr1" draw:name="Object85" text:anchor-type="as-char" svg:y="-0.2445in" svg:width="0.3583in" svg:height="0.4189in" draw:z-index="81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49"> </text:span><text:span text:style-name="T49"><draw:frame draw:style-name="fr1" draw:name="Object86" text:anchor-type="as-char" svg:y="-0.2437in" svg:width="0.1957in" svg:height="0.3929in" draw:z-index="8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87" text:anchor-type="as-char" svg:y="-0.2437in" svg:width="0.1957in" svg:height="0.3929in" draw:z-index="83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18"><text:span text:style-name="T50"><draw:frame draw:style-name="fr1" draw:name="Object88" text:anchor-type="as-char" svg:y="-0.2693in" svg:width="0.3681in" svg:height="0.4429in" draw:z-index="84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50">= </text:span><text:span text:style-name="T50"><draw:frame draw:style-name="fr1" draw:name="Object89" text:anchor-type="as-char" svg:y="-0.2445in" svg:width="0.3681in" svg:height="0.4189in" draw:z-index="85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50"><draw:frame draw:style-name="fr1" draw:name="Object90" text:anchor-type="as-char" svg:y="-0.3752in" svg:width="0.8228in" svg:height="0.6543in" draw:z-index="86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51">= </text:span><text:span text:style-name="T51"><draw:frame draw:style-name="fr1" draw:name="Object91" text:anchor-type="as-char" svg:y="-0.3752in" svg:width="0.8228in" svg:height="0.6543in" draw:z-index="177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p>
      <text:p text:style-name="P19"><text:span text:style-name="T51"><draw:frame draw:style-name="fr1" draw:name="Object92" text:anchor-type="as-char" svg:y="-0.2693in" svg:width="0.4346in" svg:height="0.4429in" draw:z-index="87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1">= </text:span><text:span text:style-name="T51"><draw:frame draw:style-name="fr1" draw:name="Object93" text:anchor-type="as-char" svg:y="-0.2445in" svg:width="0.4346in" svg:height="0.4189in" draw:z-index="8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1" draw:name="Object101" text:anchor-type="as-char" svg:y="-0.2445in" svg:width="0.4346in" svg:height="0.4189in" draw:z-index="91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54"> (</text:span><text:span text:style-name="T54"><draw:frame draw:style-name="fr1" draw:name="Object102" text:anchor-type="as-char" svg:y="-0.2437in" svg:width="0.8665in" svg:height="0.4217in" draw:z-index="92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54"><draw:frame draw:style-name="fr1" draw:name="Object103" text:anchor-type="as-char" svg:y="-0.2445in" svg:width="0.8756in" svg:height="0.4217in" draw:z-index="93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54">) = b1</text:span><text:span text:style-name="T17">i </text:span><text:span text:style-name="T55">μ</text:span><text:span text:style-name="T15">a </text:span><text:span text:style-name="T54">(1 - </text:span><text:span text:style-name="T55">μ</text:span><text:span text:style-name="T15">a </text:span><text:span text:style-name="T54">)</text:span><text:span text:style-name="T55">μ</text:span><text:span text:style-name="T16">b</text:span></text:p>
      <text:p text:style-name="P36"/>
      <text:p text:style-name="P1"><text:soft-page-break/></text:p>
      <text:p text:style-name="P19"><text:span text:style-name="T62"><draw:frame draw:style-name="fr1" draw:name="Object94" text:anchor-type="as-char" svg:y="-0.2693in" svg:width="0.4346in" svg:height="0.4429in" draw:z-index="94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59">= </text:span><text:span text:style-name="T59"><draw:frame draw:style-name="fr1" draw:name="Object95" text:anchor-type="as-char" svg:y="-0.2693in" svg:width="0.3862in" svg:height="0.4429in" draw:z-index="95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59"><draw:frame draw:style-name="fr1" draw:name="Object96" text:anchor-type="as-char" svg:y="-0.2693in" svg:width="0.3681in" svg:height="0.4429in" draw:z-index="9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59"><draw:frame draw:style-name="fr1" draw:name="Object97" text:anchor-type="as-char" svg:y="-0.2693in" svg:width="0.4346in" svg:height="0.4429in" draw:z-index="97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98" text:anchor-type="as-char" svg:y="-0.3752in" svg:width="0.8228in" svg:height="0.6543in" draw:z-index="98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64">b1</text:span><text:span text:style-name="T24">i </text:span><text:span text:style-name="T65">μ</text:span><text:span text:style-name="T25">a </text:span><text:span text:style-name="T64">(1 - </text:span><text:span text:style-name="T65">μ</text:span><text:span text:style-name="T25">a </text:span><text:span text:style-name="T64">)</text:span><text:span text:style-name="T65">μ</text:span><text:span text:style-name="T26">b</text:span></text:p>
      <text:p text:style-name="P36"/>
      <text:p text:style-name="P19"><text:span text:style-name="T74">a1</text:span><text:span text:style-name="T29">i</text:span><text:span text:style-name="T68">(t + 1) = </text:span><text:span text:style-name="T74">a1</text:span><text:span text:style-name="T29">i</text:span><text:span text:style-name="T68">(t) - </text:span><text:span text:style-name="T70">η</text:span><text:span text:style-name="T70"><draw:frame draw:style-name="fr1" draw:name="Object76" text:anchor-type="as-char" svg:y="-0.2693in" svg:width="0.4346in" svg:height="0.4429in" draw:z-index="99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69">= </text:span><text:span text:style-name="T75">a1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1" draw:name="Object77" text:anchor-type="as-char" svg:y="-0.3752in" svg:width="0.8228in" svg:height="0.6543in" draw:z-index="100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75">b1</text:span><text:span text:style-name="T32">i </text:span><text:span text:style-name="T76">μ</text:span><text:span text:style-name="T33">a </text:span><text:span text:style-name="T75">(1 - </text:span><text:span text:style-name="T76">μ</text:span><text:span text:style-name="T33">a </text:span><text:span text:style-name="T75">)</text:span><text:span text:style-name="T76">μ</text:span><text:span text:style-name="T34">b</text:span></text:p>
      <text:p text:style-name="P19"><text:span text:style-name="T34"><text:tab/><text:tab/><text:tab/><text:tab/></text:span><text:span text:style-name="T69">=</text:span><text:span text:style-name="T79"> </text:span><text:span text:style-name="T84">a1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78" text:anchor-type="as-char" svg:y="-0.3752in" svg:width="0.8228in" svg:height="0.6543in" draw:z-index="101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84">b1</text:span><text:span text:style-name="T39">i </text:span><text:span text:style-name="T85">μ</text:span><text:span text:style-name="T40">a </text:span><text:span text:style-name="T84">(1 - </text:span><text:span text:style-name="T85">μ</text:span><text:span text:style-name="T40">a </text:span><text:span text:style-name="T84">)</text:span><text:span text:style-name="T85">μ</text:span><text:span text:style-name="T41">b</text:span></text:p>
      <text:p text:style-name="P8">Ažuriranje parametra <text:span text:style-name="T96">b1</text:span><text:span text:style-name="T44">i</text:span></text:p>
      <text:p text:style-name="P20"><text:span text:style-name="T91">b</text:span><text:span text:style-name="T90">1</text:span><text:span text:style-name="T12">i</text:span>(t + 1) = <text:span text:style-name="T96">b1</text:span><text:span text:style-name="T12">i</text:span>(t) - <text:span text:style-name="T48">η</text:span><text:span text:style-name="T48"><draw:frame draw:style-name="fr1" draw:name="Object105" text:anchor-type="as-char" svg:y="-0.2693in" svg:width="0.4339in" svg:height="0.4429in" draw:z-index="103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p>
      <text:p text:style-name="P20"><text:span text:style-name="T56">b</text:span><text:span text:style-name="T53">1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6">b</text:span><text:span text:style-name="T53">1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20"><text:span text:style-name="T48"><draw:frame draw:style-name="fr1" draw:name="Object106" text:anchor-type="as-char" svg:y="-0.2693in" svg:width="0.4339in" svg:height="0.4429in" draw:z-index="104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47">= </text:span><text:span text:style-name="T47"><draw:frame draw:style-name="fr1" draw:name="Object107" text:anchor-type="as-char" svg:y="-0.2693in" svg:width="0.3862in" svg:height="0.4429in" draw:z-index="105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47"><draw:frame draw:style-name="fr1" draw:name="Object108" text:anchor-type="as-char" svg:y="-0.2693in" svg:width="0.3681in" svg:height="0.4429in" draw:z-index="106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47"><draw:frame draw:style-name="fr1" draw:name="Object109" text:anchor-type="as-char" svg:y="-0.2693in" svg:width="0.4339in" svg:height="0.4429in" draw:z-index="107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<text:p text:style-name="P32"/>
      <text:p text:style-name="P20"><text:span text:style-name="T47"><draw:frame draw:style-name="fr1" draw:name="Object110" text:anchor-type="as-char" svg:y="-0.2693in" svg:width="0.3862in" svg:height="0.4429in" draw:z-index="108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47">= </text:span><text:span text:style-name="T47"><draw:frame draw:style-name="fr1" draw:name="Object111" text:anchor-type="as-char" svg:y="-0.2445in" svg:width="0.3583in" svg:height="0.4189in" draw:z-index="109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49"> </text:span><text:span text:style-name="T49"><draw:frame draw:style-name="fr1" draw:name="Object112" text:anchor-type="as-char" svg:y="-0.2437in" svg:width="0.1957in" svg:height="0.3929in" draw:z-index="110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113" text:anchor-type="as-char" svg:y="-0.2437in" svg:width="0.1957in" svg:height="0.3929in" draw:z-index="111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20"><text:span text:style-name="T50"><draw:frame draw:style-name="fr1" draw:name="Object114" text:anchor-type="as-char" svg:y="-0.2693in" svg:width="0.3681in" svg:height="0.4429in" draw:z-index="112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50">= </text:span><text:span text:style-name="T50"><draw:frame draw:style-name="fr1" draw:name="Object115" text:anchor-type="as-char" svg:y="-0.2445in" svg:width="0.3681in" svg:height="0.4189in" draw:z-index="113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50"><draw:frame draw:style-name="fr1" draw:name="Object116" text:anchor-type="as-char" svg:y="-0.3752in" svg:width="0.8228in" svg:height="0.6543in" draw:z-index="114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51">= </text:span><text:span text:style-name="T51"><draw:frame draw:style-name="fr1" draw:name="Object117" text:anchor-type="as-char" svg:y="-0.3752in" svg:width="0.8228in" svg:height="0.6543in" draw:z-index="178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p>
      <text:p text:style-name="P20"><text:span text:style-name="T51"><draw:frame draw:style-name="fr1" draw:name="Object118" text:anchor-type="as-char" svg:y="-0.2693in" svg:width="0.4339in" svg:height="0.4429in" draw:z-index="115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51">= </text:span><text:span text:style-name="T51"><draw:frame draw:style-name="fr1" draw:name="Object119" text:anchor-type="as-char" svg:y="-0.2445in" svg:width="0.4339in" svg:height="0.4189in" draw:z-index="116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54"> 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1" draw:name="Object120" text:anchor-type="as-char" svg:y="-0.2445in" svg:width="0.4339in" svg:height="0.4189in" draw:z-index="117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54"> (</text:span><text:span text:style-name="T54"><draw:frame draw:style-name="fr1" draw:name="Object121" text:anchor-type="as-char" svg:y="-0.2437in" svg:width="0.8665in" svg:height="0.4217in" draw:z-index="118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54"><draw:frame draw:style-name="fr1" draw:name="Object122" text:anchor-type="as-char" svg:y="-0.2445in" svg:width="0.8756in" svg:height="0.4217in" draw:z-index="119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54">) = -</text:span><text:span text:style-name="T56">(x - a1</text:span><text:span text:style-name="T18">i</text:span><text:span text:style-name="T56">)</text:span><text:span text:style-name="T55">μ</text:span><text:span text:style-name="T15">a </text:span><text:span text:style-name="T54">(1 - </text:span><text:span text:style-name="T55">μ</text:span><text:span text:style-name="T15">a </text:span><text:span text:style-name="T54">)</text:span><text:span text:style-name="T55">μ</text:span><text:span text:style-name="T16">b</text:span></text:p>
      <text:p text:style-name="P37"/>
      <text:p text:style-name="P2"/>
      <text:p text:style-name="P20"><text:span text:style-name="T62"><draw:frame draw:style-name="fr1" draw:name="Object123" text:anchor-type="as-char" svg:y="-0.2693in" svg:width="0.4339in" svg:height="0.4429in" draw:z-index="120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59">= </text:span><text:span text:style-name="T59"><draw:frame draw:style-name="fr1" draw:name="Object124" text:anchor-type="as-char" svg:y="-0.2693in" svg:width="0.3862in" svg:height="0.4429in" draw:z-index="121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59"><draw:frame draw:style-name="fr1" draw:name="Object125" text:anchor-type="as-char" svg:y="-0.2693in" svg:width="0.3681in" svg:height="0.4429in" draw:z-index="122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59"><draw:frame draw:style-name="fr1" draw:name="Object126" text:anchor-type="as-char" svg:y="-0.2693in" svg:width="0.4339in" svg:height="0.4429in" draw:z-index="123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127" text:anchor-type="as-char" svg:y="-0.3752in" svg:width="0.8228in" svg:height="0.6543in" draw:z-index="124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64">-</text:span><text:span text:style-name="T66">(x - a1</text:span><text:span text:style-name="T27">i</text:span><text:span text:style-name="T66">)</text:span><text:span text:style-name="T65">μ</text:span><text:span text:style-name="T25">a </text:span><text:span text:style-name="T64">(1 - </text:span><text:span text:style-name="T65">μ</text:span><text:span text:style-name="T25">a </text:span><text:span text:style-name="T64">)</text:span><text:span text:style-name="T65">μ</text:span><text:span text:style-name="T26">b</text:span></text:p>
      <text:p text:style-name="P37"/>
      <text:p text:style-name="P20"><text:span text:style-name="T77">b</text:span><text:span text:style-name="T74">1</text:span><text:span text:style-name="T29">i</text:span><text:span text:style-name="T68">(t + 1) = </text:span><text:span text:style-name="T77">b</text:span><text:span text:style-name="T74">1</text:span><text:span text:style-name="T29">i</text:span><text:span text:style-name="T68">(t) - </text:span><text:span text:style-name="T70">η</text:span><text:span text:style-name="T70"><draw:frame draw:style-name="fr1" draw:name="Object128" text:anchor-type="as-char" svg:y="-0.2693in" svg:width="0.4339in" svg:height="0.4429in" draw:z-index="125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69">= </text:span><text:span text:style-name="T77">b</text:span><text:span text:style-name="T75">1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1" draw:name="Object129" text:anchor-type="as-char" svg:y="-0.3752in" svg:width="0.8228in" svg:height="0.6543in" draw:z-index="126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75">-</text:span><text:span text:style-name="T77">(x - a1</text:span><text:span text:style-name="T35">i</text:span><text:span text:style-name="T77">)</text:span><text:span text:style-name="T76">μ</text:span><text:span text:style-name="T33">a </text:span><text:span text:style-name="T75">(1 - </text:span><text:span text:style-name="T76">μ</text:span><text:span text:style-name="T33">a </text:span><text:span text:style-name="T75">)</text:span><text:span text:style-name="T76">μ</text:span><text:span text:style-name="T34">b</text:span></text:p>
      <text:p text:style-name="P20"><text:soft-page-break/><text:span text:style-name="T34"><text:tab/><text:tab/><text:tab/><text:tab/></text:span><text:span text:style-name="T69">=</text:span><text:span text:style-name="T79"> </text:span><text:span text:style-name="T86">b</text:span><text:span text:style-name="T84">1</text:span><text:span text:style-name="T37">i</text:span><text:span text:style-name="T79">(t) -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104" text:anchor-type="as-char" svg:y="-0.3752in" svg:width="0.8228in" svg:height="0.6543in" draw:z-index="102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86">(x - a1</text:span><text:span text:style-name="T42">i</text:span><text:span text:style-name="T86">)</text:span><text:span text:style-name="T85">μ</text:span><text:span text:style-name="T40">a </text:span><text:span text:style-name="T84">(1 - </text:span><text:span text:style-name="T85">μ</text:span><text:span text:style-name="T40">a </text:span><text:span text:style-name="T84">)</text:span><text:span text:style-name="T85">μ</text:span><text:span text:style-name="T41">b</text:span></text:p>
      <text:p text:style-name="P43"/>
      <text:p text:style-name="P9">Ažuriranje parametra <text:span text:style-name="T95">a2</text:span><text:span text:style-name="T44">i</text:span></text:p>
      <text:p text:style-name="P21"><text:span text:style-name="T90">a</text:span><text:span text:style-name="T92">2</text:span><text:span text:style-name="T12">i</text:span>(t + 1) = <text:span text:style-name="T95">a2</text:span><text:span text:style-name="T12">i</text:span>(t) - <text:span text:style-name="T48">η</text:span><text:span text:style-name="T48"><draw:frame draw:style-name="fr1" draw:name="Object131" text:anchor-type="as-char" svg:y="-0.2693in" svg:width="0.4354in" svg:height="0.4429in" draw:z-index="128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p>
      <text:p text:style-name="P21"><text:span text:style-name="T53">a</text:span><text:span text:style-name="T57">2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3">a</text:span><text:span text:style-name="T57">2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21"><text:span text:style-name="T48"><draw:frame draw:style-name="fr1" draw:name="Object132" text:anchor-type="as-char" svg:y="-0.2693in" svg:width="0.4354in" svg:height="0.4429in" draw:z-index="129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47">= </text:span><text:span text:style-name="T47"><draw:frame draw:style-name="fr1" draw:name="Object133" text:anchor-type="as-char" svg:y="-0.2693in" svg:width="0.3862in" svg:height="0.4429in" draw:z-index="130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47"><draw:frame draw:style-name="fr1" draw:name="Object134" text:anchor-type="as-char" svg:y="-0.2693in" svg:width="0.3681in" svg:height="0.4429in" draw:z-index="131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47"><draw:frame draw:style-name="fr1" draw:name="Object135" text:anchor-type="as-char" svg:y="-0.2693in" svg:width="0.4354in" svg:height="0.4429in" draw:z-index="132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p>
      <text:p text:style-name="P33"/>
      <text:p text:style-name="P21"><text:span text:style-name="T47"><draw:frame draw:style-name="fr1" draw:name="Object136" text:anchor-type="as-char" svg:y="-0.2693in" svg:width="0.3862in" svg:height="0.4429in" draw:z-index="133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47">= </text:span><text:span text:style-name="T47"><draw:frame draw:style-name="fr1" draw:name="Object137" text:anchor-type="as-char" svg:y="-0.2445in" svg:width="0.3583in" svg:height="0.4189in" draw:z-index="134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49"> </text:span><text:span text:style-name="T49"><draw:frame draw:style-name="fr1" draw:name="Object138" text:anchor-type="as-char" svg:y="-0.2437in" svg:width="0.1957in" svg:height="0.3929in" draw:z-index="135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139" text:anchor-type="as-char" svg:y="-0.2437in" svg:width="0.1957in" svg:height="0.3929in" draw:z-index="136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21"><text:span text:style-name="T50"><draw:frame draw:style-name="fr1" draw:name="Object140" text:anchor-type="as-char" svg:y="-0.2693in" svg:width="0.3681in" svg:height="0.4429in" draw:z-index="137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50">= </text:span><text:span text:style-name="T50"><draw:frame draw:style-name="fr1" draw:name="Object141" text:anchor-type="as-char" svg:y="-0.2445in" svg:width="0.3681in" svg:height="0.4189in" draw:z-index="138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50"><draw:frame draw:style-name="fr1" draw:name="Object142" text:anchor-type="as-char" svg:y="-0.3752in" svg:width="0.8228in" svg:height="0.6543in" draw:z-index="139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51">= </text:span><text:span text:style-name="T51"><draw:frame draw:style-name="fr1" draw:name="Object143" text:anchor-type="as-char" svg:y="-0.3752in" svg:width="0.8228in" svg:height="0.6543in" draw:z-index="179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p>
      <text:p text:style-name="P21"><text:span text:style-name="T51"><draw:frame draw:style-name="fr1" draw:name="Object144" text:anchor-type="as-char" svg:y="-0.2693in" svg:width="0.4354in" svg:height="0.4429in" draw:z-index="140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51">= </text:span><text:span text:style-name="T51"><draw:frame draw:style-name="fr1" draw:name="Object145" text:anchor-type="as-char" svg:y="-0.2445in" svg:width="0.4354in" svg:height="0.4189in" draw:z-index="141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54"> 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1" draw:name="Object146" text:anchor-type="as-char" svg:y="-0.2445in" svg:width="0.4354in" svg:height="0.4189in" draw:z-index="14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54"> (</text:span><text:span text:style-name="T54"><draw:frame draw:style-name="fr1" draw:name="Object147" text:anchor-type="as-char" svg:y="-0.2437in" svg:width="0.8665in" svg:height="0.4217in" draw:z-index="143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54"><draw:frame draw:style-name="fr1" draw:name="Object148" text:anchor-type="as-char" svg:y="-0.2445in" svg:width="0.8756in" svg:height="0.4217in" draw:z-index="144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54">) = b</text:span><text:span text:style-name="T57">2</text:span><text:span text:style-name="T17">i </text:span><text:span text:style-name="T55">μ</text:span><text:span text:style-name="T15">a </text:span><text:span text:style-name="T54">(1 - </text:span><text:span text:style-name="T55">μ</text:span><text:span text:style-name="T19">b</text:span><text:span text:style-name="T54">)</text:span><text:span text:style-name="T55">μ</text:span><text:span text:style-name="T16">b</text:span></text:p>
      <text:p text:style-name="P38"/>
      <text:p text:style-name="P3"/>
      <text:p text:style-name="P21"><text:span text:style-name="T62"><draw:frame draw:style-name="fr1" draw:name="Object149" text:anchor-type="as-char" svg:y="-0.2693in" svg:width="0.4354in" svg:height="0.4429in" draw:z-index="145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59">= </text:span><text:span text:style-name="T59"><draw:frame draw:style-name="fr1" draw:name="Object150" text:anchor-type="as-char" svg:y="-0.2693in" svg:width="0.3862in" svg:height="0.4429in" draw:z-index="146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59"><draw:frame draw:style-name="fr1" draw:name="Object151" text:anchor-type="as-char" svg:y="-0.2693in" svg:width="0.3681in" svg:height="0.4429in" draw:z-index="147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9"><draw:frame draw:style-name="fr1" draw:name="Object152" text:anchor-type="as-char" svg:y="-0.2693in" svg:width="0.4354in" svg:height="0.4429in" draw:z-index="148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153" text:anchor-type="as-char" svg:y="-0.3752in" svg:width="0.8228in" svg:height="0.6543in" draw:z-index="149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64">b</text:span><text:span text:style-name="T67">2</text:span><text:span text:style-name="T24">i </text:span><text:span text:style-name="T65">μ</text:span><text:span text:style-name="T25">a </text:span><text:span text:style-name="T64">(1 - </text:span><text:span text:style-name="T65">μ</text:span><text:span text:style-name="T28">b</text:span><text:span text:style-name="T64">)</text:span><text:span text:style-name="T65">μ</text:span><text:span text:style-name="T26">b</text:span></text:p>
      <text:p text:style-name="P38"/>
      <text:p text:style-name="P21"><text:span text:style-name="T74">a</text:span><text:span text:style-name="T78">2</text:span><text:span text:style-name="T29">i</text:span><text:span text:style-name="T68">(t + 1) = </text:span><text:span text:style-name="T74">a</text:span><text:span text:style-name="T78">2</text:span><text:span text:style-name="T29">i</text:span><text:span text:style-name="T68">(t) - </text:span><text:span text:style-name="T70">η</text:span><text:span text:style-name="T70"><draw:frame draw:style-name="fr1" draw:name="Object154" text:anchor-type="as-char" svg:y="-0.2693in" svg:width="0.4346in" svg:height="0.4429in" draw:z-index="150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69">= </text:span><text:span text:style-name="T75">a</text:span><text:span text:style-name="T78">2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1" draw:name="Object155" text:anchor-type="as-char" svg:y="-0.3752in" svg:width="0.8228in" svg:height="0.6543in" draw:z-index="151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75">b</text:span><text:span text:style-name="T78">2</text:span><text:span text:style-name="T32">i </text:span><text:span text:style-name="T76">μ</text:span><text:span text:style-name="T33">a </text:span><text:span text:style-name="T75">(1 - </text:span><text:span text:style-name="T76">μ</text:span><text:span text:style-name="T36">b</text:span><text:span text:style-name="T75">)</text:span><text:span text:style-name="T76">μ</text:span><text:span text:style-name="T34">b</text:span></text:p>
      <text:p text:style-name="P21"><text:span text:style-name="T34"><text:tab/><text:tab/><text:tab/><text:tab/></text:span><text:span text:style-name="T69">=</text:span><text:span text:style-name="T79"> </text:span><text:span text:style-name="T84">a</text:span><text:span text:style-name="T87">2</text:span><text:span text:style-name="T37">i</text:span><text:span text:style-name="T79">(t) +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156" text:anchor-type="as-char" svg:y="-0.3752in" svg:width="0.8228in" svg:height="0.6543in" draw:z-index="152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84">b</text:span><text:span text:style-name="T87">2</text:span><text:span text:style-name="T39">i </text:span><text:span text:style-name="T85">μ</text:span><text:span text:style-name="T40">a </text:span><text:span text:style-name="T84">(1 - </text:span><text:span text:style-name="T85">μ</text:span><text:span text:style-name="T43">b</text:span><text:span text:style-name="T84">)</text:span><text:span text:style-name="T85">μ</text:span><text:span text:style-name="T41">b</text:span></text:p>
      <text:p text:style-name="P9">Ažuriranje parametra <text:span text:style-name="T96">b2</text:span><text:span text:style-name="T44">i</text:span></text:p>
      <text:p text:style-name="P21"><text:span text:style-name="T91">b</text:span><text:span text:style-name="T92">2</text:span><text:span text:style-name="T12">i</text:span>(t + 1) = <text:span text:style-name="T96">b2</text:span><text:span text:style-name="T12">i</text:span>(t) - <text:span text:style-name="T48">η</text:span><text:span text:style-name="T48"><draw:frame draw:style-name="fr1" draw:name="Object157" text:anchor-type="as-char" svg:y="-0.2693in" svg:width="0.4346in" svg:height="0.4429in" draw:z-index="153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p>
      <text:p text:style-name="P21"><text:span text:style-name="T56">b</text:span><text:span text:style-name="T57">2</text:span><text:span text:style-name="T13">i</text:span><text:span text:style-name="T47"> utječe na </text:span><text:span text:style-name="T53">w</text:span><text:span text:style-name="T13">i</text:span><text:span text:style-name="T47">, </text:span><text:span text:style-name="T53">w</text:span><text:span text:style-name="T13">i </text:span><text:span text:style-name="T47">utječe na o</text:span><text:span text:style-name="T13">k</text:span><text:span text:style-name="T47">, o</text:span><text:span text:style-name="T13">k</text:span><text:span text:style-name="T47"> utječe na E</text:span><text:span text:style-name="T13">k</text:span><text:span text:style-name="T47"> pa je stoga lanac jednak </text:span><text:span text:style-name="T56">b</text:span><text:span text:style-name="T57">2</text:span><text:span text:style-name="T13">i</text:span><text:span text:style-name="T47"> =&gt; </text:span><text:span text:style-name="T53">w</text:span><text:span text:style-name="T13">i</text:span><text:span text:style-name="T47"> =&gt; o</text:span><text:span text:style-name="T13">k</text:span></text:p>
      <text:p text:style-name="P21"><text:soft-page-break/><text:span text:style-name="T48"><draw:frame draw:style-name="fr1" draw:name="Object158" text:anchor-type="as-char" svg:y="-0.2693in" svg:width="0.4346in" svg:height="0.4429in" draw:z-index="154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47">= </text:span><text:span text:style-name="T47"><draw:frame draw:style-name="fr1" draw:name="Object159" text:anchor-type="as-char" svg:y="-0.2693in" svg:width="0.3862in" svg:height="0.4429in" draw:z-index="155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47"><draw:frame draw:style-name="fr1" draw:name="Object160" text:anchor-type="as-char" svg:y="-0.2693in" svg:width="0.3681in" svg:height="0.4429in" draw:z-index="156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47"><draw:frame draw:style-name="fr1" draw:name="Object161" text:anchor-type="as-char" svg:y="-0.2693in" svg:width="0.4346in" svg:height="0.4429in" draw:z-index="157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p>
      <text:p text:style-name="P33"/>
      <text:p text:style-name="P21"><text:span text:style-name="T47"><draw:frame draw:style-name="fr1" draw:name="Object162" text:anchor-type="as-char" svg:y="-0.2693in" svg:width="0.3862in" svg:height="0.4429in" draw:z-index="158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47">= </text:span><text:span text:style-name="T47"><draw:frame draw:style-name="fr1" draw:name="Object163" text:anchor-type="as-char" svg:y="-0.2445in" svg:width="0.3583in" svg:height="0.4189in" draw:z-index="159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49"> </text:span><text:span text:style-name="T49"><draw:frame draw:style-name="fr1" draw:name="Object164" text:anchor-type="as-char" svg:y="-0.2437in" svg:width="0.1957in" svg:height="0.3929in" draw:z-index="160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9">(y</text:span><text:span text:style-name="T14">k</text:span><text:span text:style-name="T49"> – o</text:span><text:span text:style-name="T14">k</text:span><text:span text:style-name="T49">)</text:span><text:span text:style-name="T46">2 </text:span><text:span text:style-name="T50"><text:s/>= - </text:span><text:span text:style-name="T50"><draw:frame draw:style-name="fr1" draw:name="Object165" text:anchor-type="as-char" svg:y="-0.2437in" svg:width="0.1957in" svg:height="0.3929in" draw:z-index="161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50">* 2 (</text:span><text:span text:style-name="T49">y</text:span><text:span text:style-name="T14">k</text:span><text:span text:style-name="T49"> – o</text:span><text:span text:style-name="T14">k</text:span><text:span text:style-name="T50">) = - (</text:span><text:span text:style-name="T49">y</text:span><text:span text:style-name="T14">k</text:span><text:span text:style-name="T49"> – o</text:span><text:span text:style-name="T14">k</text:span><text:span text:style-name="T50">)</text:span></text:p>
      <text:p text:style-name="P21"><text:span text:style-name="T50"><draw:frame draw:style-name="fr1" draw:name="Object166" text:anchor-type="as-char" svg:y="-0.2693in" svg:width="0.3681in" svg:height="0.4429in" draw:z-index="162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50">= </text:span><text:span text:style-name="T50"><draw:frame draw:style-name="fr1" draw:name="Object167" text:anchor-type="as-char" svg:y="-0.2445in" svg:width="0.3681in" svg:height="0.4189in" draw:z-index="163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50"><draw:frame draw:style-name="fr1" draw:name="Object168" text:anchor-type="as-char" svg:y="-0.3752in" svg:width="0.8228in" svg:height="0.6543in" draw:z-index="164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51">= </text:span><text:span text:style-name="T51"><draw:frame draw:style-name="fr1" draw:name="Object169" text:anchor-type="as-char" svg:y="-0.3752in" svg:width="0.8228in" svg:height="0.6543in" draw:z-index="180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p>
      <text:p text:style-name="P21"><text:span text:style-name="T51"><draw:frame draw:style-name="fr1" draw:name="Object170" text:anchor-type="as-char" svg:y="-0.2693in" svg:width="0.4346in" svg:height="0.4429in" draw:z-index="165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51">= </text:span><text:span text:style-name="T51"><draw:frame draw:style-name="fr1" draw:name="Object171" text:anchor-type="as-char" svg:y="-0.2445in" svg:width="0.4346in" svg:height="0.4189in" draw:z-index="166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55">μ</text:span><text:span text:style-name="T15">a </text:span><text:span text:style-name="T55">μ</text:span><text:span text:style-name="T16">b </text:span><text:span text:style-name="T54"><text:s/>=</text:span><text:span text:style-name="T54"><draw:frame draw:style-name="fr1" draw:name="Object172" text:anchor-type="as-char" svg:y="-0.2445in" svg:width="0.4346in" svg:height="0.4189in" draw:z-index="167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54"> (</text:span><text:span text:style-name="T54"><draw:frame draw:style-name="fr1" draw:name="Object173" text:anchor-type="as-char" svg:y="-0.2437in" svg:width="0.8665in" svg:height="0.4217in" draw:z-index="168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54"><draw:frame draw:style-name="fr1" draw:name="Object174" text:anchor-type="as-char" svg:y="-0.2445in" svg:width="0.8756in" svg:height="0.4217in" draw:z-index="169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54">) = -</text:span><text:span text:style-name="T56">(x - a</text:span><text:span text:style-name="T57">2</text:span><text:span text:style-name="T18">i</text:span><text:span text:style-name="T56">)</text:span><text:span text:style-name="T55">μ</text:span><text:span text:style-name="T15">a </text:span><text:span text:style-name="T54">(1 - </text:span><text:span text:style-name="T55">μ</text:span><text:span text:style-name="T19">b</text:span><text:span text:style-name="T54">)</text:span><text:span text:style-name="T55">μ</text:span><text:span text:style-name="T16">b</text:span></text:p>
      <text:p text:style-name="P38"/>
      <text:p text:style-name="P3"/>
      <text:p text:style-name="P21"><text:span text:style-name="T62"><draw:frame draw:style-name="fr1" draw:name="Object175" text:anchor-type="as-char" svg:y="-0.2693in" svg:width="0.4346in" svg:height="0.4429in" draw:z-index="170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59">= </text:span><text:span text:style-name="T59"><draw:frame draw:style-name="fr1" draw:name="Object176" text:anchor-type="as-char" svg:y="-0.2693in" svg:width="0.3862in" svg:height="0.4429in" draw:z-index="171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59"><draw:frame draw:style-name="fr1" draw:name="Object177" text:anchor-type="as-char" svg:y="-0.2693in" svg:width="0.3681in" svg:height="0.4429in" draw:z-index="172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59"><draw:frame draw:style-name="fr1" draw:name="Object178" text:anchor-type="as-char" svg:y="-0.2693in" svg:width="0.4346in" svg:height="0.4429in" draw:z-index="173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64">= </text:span><text:span text:style-name="T61">- (</text:span><text:span text:style-name="T60">y</text:span><text:span text:style-name="T21">k</text:span><text:span text:style-name="T60"> – o</text:span><text:span text:style-name="T21">k</text:span><text:span text:style-name="T61">)</text:span><text:span text:style-name="T61"><draw:frame draw:style-name="fr1" draw:name="Object179" text:anchor-type="as-char" svg:y="-0.3752in" svg:width="0.8228in" svg:height="0.6543in" draw:z-index="174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64">-</text:span><text:span text:style-name="T66">(x - a</text:span><text:span text:style-name="T67">2</text:span><text:span text:style-name="T27">i</text:span><text:span text:style-name="T66">)</text:span><text:span text:style-name="T65">μ</text:span><text:span text:style-name="T25">a </text:span><text:span text:style-name="T64">(1 - </text:span><text:span text:style-name="T65">μ</text:span><text:span text:style-name="T28">b</text:span><text:span text:style-name="T64">)</text:span><text:span text:style-name="T65">μ</text:span><text:span text:style-name="T26">b</text:span></text:p>
      <text:p text:style-name="P38"/>
      <text:p text:style-name="P21"><text:span text:style-name="T77">b</text:span><text:span text:style-name="T78">2</text:span><text:span text:style-name="T29">i</text:span><text:span text:style-name="T68">(t + 1) = </text:span><text:span text:style-name="T77">b</text:span><text:span text:style-name="T78">2</text:span><text:span text:style-name="T29">i</text:span><text:span text:style-name="T68">(t) - </text:span><text:span text:style-name="T70">η</text:span><text:span text:style-name="T70"><draw:frame draw:style-name="fr1" draw:name="Object180" text:anchor-type="as-char" svg:y="-0.2693in" svg:width="0.4346in" svg:height="0.4429in" draw:z-index="175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69">= </text:span><text:span text:style-name="T77">b</text:span><text:span text:style-name="T78">2</text:span><text:span text:style-name="T30">i</text:span><text:span text:style-name="T69">(t) - </text:span><text:span text:style-name="T70">η</text:span><text:span text:style-name="T69">(</text:span><text:span text:style-name="T71">- (</text:span><text:span text:style-name="T72">y</text:span><text:span text:style-name="T31">k</text:span><text:span text:style-name="T72"> – o</text:span><text:span text:style-name="T31">k</text:span><text:span text:style-name="T71">)</text:span><text:span text:style-name="T69">) </text:span><text:span text:style-name="T71"><draw:frame draw:style-name="fr1" draw:name="Object181" text:anchor-type="as-char" svg:y="-0.3752in" svg:width="0.8228in" svg:height="0.6543in" draw:z-index="176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75">-</text:span><text:span text:style-name="T77">(x - a</text:span><text:span text:style-name="T78">2</text:span><text:span text:style-name="T35">i</text:span><text:span text:style-name="T77">)</text:span><text:span text:style-name="T76">μ</text:span><text:span text:style-name="T33">a </text:span><text:span text:style-name="T75">(1 - </text:span><text:span text:style-name="T76">μ</text:span><text:span text:style-name="T36">b</text:span><text:span text:style-name="T75">)</text:span><text:span text:style-name="T76">μ</text:span><text:span text:style-name="T34">b</text:span></text:p>
      <text:p text:style-name="P21"><text:span text:style-name="T34"><text:tab/><text:tab/><text:tab/><text:tab/></text:span><text:span text:style-name="T69">=</text:span><text:span text:style-name="T79"> </text:span><text:span text:style-name="T86">b</text:span><text:span text:style-name="T87">2</text:span><text:span text:style-name="T37">i</text:span><text:span text:style-name="T79">(t) - </text:span><text:span text:style-name="T80">η</text:span><text:span text:style-name="T81">(</text:span><text:span text:style-name="T82">y</text:span><text:span text:style-name="T38">k</text:span><text:span text:style-name="T82"> – o</text:span><text:span text:style-name="T38">k</text:span><text:span text:style-name="T81">) </text:span><text:span text:style-name="T81"><draw:frame draw:style-name="fr1" draw:name="Object130" text:anchor-type="as-char" svg:y="-0.3752in" svg:width="0.8228in" svg:height="0.6543in" draw:z-index="127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6">(x - a</text:span><text:span text:style-name="T87">2</text:span><text:span text:style-name="T42">i</text:span><text:span text:style-name="T86">)</text:span><text:span text:style-name="T85">μ</text:span><text:span text:style-name="T40">a </text:span><text:span text:style-name="T84">(1 – </text:span><text:span text:style-name="T85">μ</text:span><text:span text:style-name="T43">b</text:span><text:span text:style-name="T84">)</text:span><text:span text:style-name="T85">μ</text:span><text:span text:style-name="T41">b</text:span></text:p>
      <text:p text:style-name="P24"><text:span text:style-name="T11">R</text:span><text:span text:style-name="T10">azlika između stohastičkog i pravog gradijenta je u tome što se kod pravog radi sumiranje po svim <text:s/>uzorcima, a ne pojedinačno te su stoga gornje formule validne i za pravi gradijent uz sumiranje po svim uzorcima.</text:span></text:p>
      <text:p text:style-name="P40"/>
      <text:p text:style-name="P40"/>
      <text:p text:style-name="P43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officeooo:rsid="0020cd1a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3:09:09.443625069</meta:creation-date>
    <dc:date>2018-01-06T16:10:35.038894910</dc:date>
    <meta:editing-duration>PT48M54S</meta:editing-duration>
    <meta:editing-cycles>8</meta:editing-cycles>
    <meta:generator>LibreOffice/5.1.6.2$Linux_X86_64 LibreOffice_project/10m0$Build-2</meta:generator>
    <meta:document-statistic meta:table-count="0" meta:image-count="0" meta:object-count="181" meta:page-count="6" meta:paragraph-count="78" meta:word-count="743" meta:character-count="2986" meta:non-whitespace-character-count="2192"/>
  </office:meta>
</office:document-meta>
</file>

<file path=Object 1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100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01/content.xml><?xml version="1.0" encoding="utf-8"?>
<math xmlns="http://www.w3.org/1998/Math/MathML" display="block">
  <semantics>
    <mfrac>
      <mi>∂</mi>
      <mrow>
        <mi>∂</mi>
        <mi>a</mi>
        <msub>
          <mn>1</mn>
          <mi>i</mi>
        </msub>
      </mrow>
    </mfrac>
    <annotation encoding="StarMath 5.0">{∂} over {∂a1 sub{i}} </annotation>
  </semantics>
</math>
</file>

<file path=Object 102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03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04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0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0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0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08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09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1</mn>
          <mi>i</mi>
        </msub>
      </mrow>
    </mfrac>
    <annotation encoding="StarMath 5.0">{∂w sub{i}} over {∂b1 sub{i}} </annotation>
  </semantics>
</math>
</file>

<file path=Object 11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p</mi>
          <mi>i</mi>
        </msub>
      </mrow>
    </mfrac>
    <annotation encoding="StarMath 5.0">{∂z sub{i}} over {∂p sub{i}} </annotation>
  </semantics>
</math>
</file>

<file path=Object 11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11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12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1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14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15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116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1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18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1</mn>
          <mi>i</mi>
        </msub>
      </mrow>
    </mfrac>
    <annotation encoding="StarMath 5.0">{∂w sub{i}} over {∂b1 sub{i}} </annotation>
  </semantics>
</math>
</file>

<file path=Object 119/content.xml><?xml version="1.0" encoding="utf-8"?>
<math xmlns="http://www.w3.org/1998/Math/MathML" display="block">
  <semantics>
    <mfrac>
      <mi>∂</mi>
      <mrow>
        <mi>∂</mi>
        <mi>b</mi>
        <msub>
          <mn>1</mn>
          <mi>i</mi>
        </msub>
      </mrow>
    </mfrac>
    <annotation encoding="StarMath 5.0">{∂} over {∂b1 sub{i}} </annotation>
  </semantics>
</math>
</file>

<file path=Object 1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20/content.xml><?xml version="1.0" encoding="utf-8"?>
<math xmlns="http://www.w3.org/1998/Math/MathML" display="block">
  <semantics>
    <mfrac>
      <mi>∂</mi>
      <mrow>
        <mi>∂</mi>
        <mi>b</mi>
        <msub>
          <mn>1</mn>
          <mi>i</mi>
        </msub>
      </mrow>
    </mfrac>
    <annotation encoding="StarMath 5.0">{∂} over {∂b1 sub{i}} </annotation>
  </semantics>
</math>
</file>

<file path=Object 121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22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2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2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25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26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1</mn>
          <mi>i</mi>
        </msub>
      </mrow>
    </mfrac>
    <annotation encoding="StarMath 5.0">{∂w sub{i}} over {∂b1 sub{i}} </annotation>
  </semantics>
</math>
</file>

<file path=Object 12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2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1</mn>
          <mi>i</mi>
        </msub>
      </mrow>
    </mfrac>
    <annotation encoding="StarMath 5.0">{∂E sub{k}} over {∂b1 sub{i}} </annotation>
  </semantics>
</math>
</file>

<file path=Object 129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3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30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3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2</mn>
          <mi>i</mi>
        </msub>
      </mrow>
    </mfrac>
    <annotation encoding="StarMath 5.0">{∂E sub{k}} over {∂a2 sub{i}} </annotation>
  </semantics>
</math>
</file>

<file path=Object 13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2</mn>
          <mi>i</mi>
        </msub>
      </mrow>
    </mfrac>
    <annotation encoding="StarMath 5.0">{∂E sub{k}} over {∂a2 sub{i}} </annotation>
  </semantics>
</math>
</file>

<file path=Object 13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34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35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2</mn>
          <mi>i</mi>
        </msub>
      </mrow>
    </mfrac>
    <annotation encoding="StarMath 5.0">{∂w sub{i}} over {∂a2 sub{i}} </annotation>
  </semantics>
</math>
</file>

<file path=Object 13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37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38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39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4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41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142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43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44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2</mn>
          <mi>i</mi>
        </msub>
      </mrow>
    </mfrac>
    <annotation encoding="StarMath 5.0">{∂w sub{i}} over {∂a2 sub{i}} </annotation>
  </semantics>
</math>
</file>

<file path=Object 145/content.xml><?xml version="1.0" encoding="utf-8"?>
<math xmlns="http://www.w3.org/1998/Math/MathML" display="block">
  <semantics>
    <mfrac>
      <mi>∂</mi>
      <mrow>
        <mi>∂</mi>
        <mi>a</mi>
        <msub>
          <mn>2</mn>
          <mi>i</mi>
        </msub>
      </mrow>
    </mfrac>
    <annotation encoding="StarMath 5.0">{∂} over {∂a2 sub{i}} </annotation>
  </semantics>
</math>
</file>

<file path=Object 146/content.xml><?xml version="1.0" encoding="utf-8"?>
<math xmlns="http://www.w3.org/1998/Math/MathML" display="block">
  <semantics>
    <mfrac>
      <mi>∂</mi>
      <mrow>
        <mi>∂</mi>
        <mi>a</mi>
        <msub>
          <mn>2</mn>
          <mi>i</mi>
        </msub>
      </mrow>
    </mfrac>
    <annotation encoding="StarMath 5.0">{∂} over {∂a2 sub{i}} </annotation>
  </semantics>
</math>
</file>

<file path=Object 147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48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4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2</mn>
          <mi>i</mi>
        </msub>
      </mrow>
    </mfrac>
    <annotation encoding="StarMath 5.0">{∂E sub{k}} over {∂a2 sub{i}} </annotation>
  </semantics>
</math>
</file>

<file path=Object 1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5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51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52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2</mn>
          <mi>i</mi>
        </msub>
      </mrow>
    </mfrac>
    <annotation encoding="StarMath 5.0">{∂w sub{i}} over {∂a2 sub{i}} </annotation>
  </semantics>
</math>
</file>

<file path=Object 153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5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155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56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5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5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5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16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61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2</mn>
          <mi>i</mi>
        </msub>
      </mrow>
    </mfrac>
    <annotation encoding="StarMath 5.0">{∂w sub{i}} over {∂b2 sub{i}} </annotation>
  </semantics>
</math>
</file>

<file path=Object 16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63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16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6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16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67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16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69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7/content.xml><?xml version="1.0" encoding="utf-8"?>
<math xmlns="http://www.w3.org/1998/Math/MathML" display="block">
  <semantics>
    <mfrac>
      <mi>∂</mi>
      <mrow>
        <mi>∂</mi>
        <msub>
          <mi>z</mi>
          <mi>i</mi>
        </msub>
      </mrow>
    </mfrac>
    <annotation encoding="StarMath 5.0">{∂} over {∂z sub{i}} </annotation>
  </semantics>
</math>
</file>

<file path=Object 170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2</mn>
          <mi>i</mi>
        </msub>
      </mrow>
    </mfrac>
    <annotation encoding="StarMath 5.0">{∂w sub{i}} over {∂b2 sub{i}} </annotation>
  </semantics>
</math>
</file>

<file path=Object 171/content.xml><?xml version="1.0" encoding="utf-8"?>
<math xmlns="http://www.w3.org/1998/Math/MathML" display="block">
  <semantics>
    <mfrac>
      <mi>∂</mi>
      <mrow>
        <mi>∂</mi>
        <mi>b</mi>
        <msub>
          <mn>2</mn>
          <mi>i</mi>
        </msub>
      </mrow>
    </mfrac>
    <annotation encoding="StarMath 5.0">{∂} over {∂b2 sub{i}} </annotation>
  </semantics>
</math>
</file>

<file path=Object 172/content.xml><?xml version="1.0" encoding="utf-8"?>
<math xmlns="http://www.w3.org/1998/Math/MathML" display="block">
  <semantics>
    <mfrac>
      <mi>∂</mi>
      <mrow>
        <mi>∂</mi>
        <mi>b</mi>
        <msub>
          <mn>2</mn>
          <mi>i</mi>
        </msub>
      </mrow>
    </mfrac>
    <annotation encoding="StarMath 5.0">{∂} over {∂b2 sub{i}} </annotation>
  </semantics>
</math>
</file>

<file path=Object 173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

<file path=Object 174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17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7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177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178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b</mi>
        <msub>
          <mn>2</mn>
          <mi>i</mi>
        </msub>
      </mrow>
    </mfrac>
    <annotation encoding="StarMath 5.0">{∂w sub{i}} over {∂b2 sub{i}} </annotation>
  </semantics>
</math>
</file>

<file path=Object 179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8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b</mi>
        <msub>
          <mn>2</mn>
          <mi>i</mi>
        </msub>
      </mrow>
    </mfrac>
    <annotation encoding="StarMath 5.0">{∂E sub{k}} over {∂b2 sub{i}} </annotation>
  </semantics>
</math>
</file>

<file path=Object 181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19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2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2</mn>
              <mi>i</mi>
            </msub>
            <mrow>
              <mo fence="true" stretchy="false">(</mo>
              <mrow>
                <mrow>
                  <mrow>
                    <mi>y</mi>
                    <mo stretchy="false">−</mo>
                    <mi>a</mi>
                  </mrow>
                  <msub>
                    <mn>2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2 sub{i}(y - a2 sub{i}) } } </annotation>
  </semantics>
</math>
</file>

<file path=Object 20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p</mi>
          <mi>i</mi>
        </msub>
      </mrow>
    </mfrac>
    <annotation encoding="StarMath 5.0">{∂z sub{i}} over {∂p sub{i}} </annotation>
  </semantics>
</math>
</file>

<file path=Object 21/content.xml><?xml version="1.0" encoding="utf-8"?>
<math xmlns="http://www.w3.org/1998/Math/MathML" display="block">
  <semantics>
    <mfrac>
      <mi>∂</mi>
      <mrow>
        <mi>∂</mi>
        <msub>
          <mi>p</mi>
          <mi>i</mi>
        </msub>
      </mrow>
    </mfrac>
    <annotation encoding="StarMath 5.0">{∂} over {∂p sub{i}} </annotation>
  </semantics>
</math>
</file>

<file path=Object 2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2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24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25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p</mi>
          <mi>i</mi>
        </msub>
      </mrow>
    </mfrac>
    <annotation encoding="StarMath 5.0">{∂z sub{i}} over {∂p sub{i}} </annotation>
  </semantics>
</math>
</file>

<file path=Object 26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2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28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29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3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31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32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3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3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3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3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37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q</mi>
          <mi>i</mi>
        </msub>
      </mrow>
    </mfrac>
    <annotation encoding="StarMath 5.0">{∂z sub{i}} over {∂q sub{i}} </annotation>
  </semantics>
</math>
</file>

<file path=Object 3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39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4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sub>
              <mi>b</mi>
              <mi>i</mi>
            </msub>
            <mrow>
              <mo fence="true" stretchy="false">(</mo>
              <mrow>
                <mrow>
                  <mi>x</mi>
                  <mo stretchy="false">−</mo>
                  <msub>
                    <mi>a</mi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 sub{i}(x - a sub{i}) } } </annotation>
  </semantics>
</math>
</file>

<file path=Object 40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41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42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43/content.xml><?xml version="1.0" encoding="utf-8"?>
<math xmlns="http://www.w3.org/1998/Math/MathML" display="block">
  <semantics>
    <mfrac>
      <mi>∂</mi>
      <mrow>
        <mi>∂</mi>
        <msub>
          <mi>z</mi>
          <mi>i</mi>
        </msub>
      </mrow>
    </mfrac>
    <annotation encoding="StarMath 5.0">{∂} over {∂z sub{i}} </annotation>
  </semantics>
</math>
</file>

<file path=Object 44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45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46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q</mi>
          <mi>i</mi>
        </msub>
      </mrow>
    </mfrac>
    <annotation encoding="StarMath 5.0">{∂z sub{i}} over {∂q sub{i}} </annotation>
  </semantics>
</math>
</file>

<file path=Object 47/content.xml><?xml version="1.0" encoding="utf-8"?>
<math xmlns="http://www.w3.org/1998/Math/MathML" display="block">
  <semantics>
    <mfrac>
      <mi>∂</mi>
      <mrow>
        <mi>∂</mi>
        <msub>
          <mi>q</mi>
          <mi>i</mi>
        </msub>
      </mrow>
    </mfrac>
    <annotation encoding="StarMath 5.0">{∂} over {∂q sub{i}} </annotation>
  </semantics>
</math>
</file>

<file path=Object 4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q</mi>
          <mi>i</mi>
        </msub>
      </mrow>
    </mfrac>
    <annotation encoding="StarMath 5.0">{∂E sub{k}} over {∂q sub{i}} </annotation>
  </semantics>
</math>
</file>

<file path=Object 4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5/content.xml><?xml version="1.0" encoding="utf-8"?>
<math xmlns="http://www.w3.org/1998/Math/MathML" display="block">
  <semantics>
    <mfrac>
      <mrow>
        <mrow>
          <msubsup>
            <mo stretchy="false">∑</mo>
            <mrow>
              <mi>i</mi>
              <mo stretchy="false">=</mo>
              <mn>1</mn>
            </mrow>
            <mi>m</mi>
          </msubsup>
          <msub>
            <mi>w</mi>
            <mi>i</mi>
          </msub>
        </mrow>
        <msub>
          <mi>z</mi>
          <mi>i</mi>
        </msub>
      </mrow>
      <mrow>
        <msubsup>
          <mo stretchy="false">∑</mo>
          <mrow>
            <mi>i</mi>
            <mo stretchy="false">=</mo>
            <mn>1</mn>
          </mrow>
          <mi>m</mi>
        </msubsup>
        <msub>
          <mi>w</mi>
          <mi>i</mi>
        </msub>
      </mrow>
    </mfrac>
    <annotation encoding="StarMath 5.0">{ sum sup{m} sub{i = 1} w sub{i} z sub{i}} over {sum sup{m} sub{i = 1} w sub{i}} </annotation>
  </semantics>
</math>
</file>

<file path=Object 50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51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q</mi>
          <mi>i</mi>
        </msub>
      </mrow>
    </mfrac>
    <annotation encoding="StarMath 5.0">{∂z sub{i}} over {∂q sub{i}} </annotation>
  </semantics>
</math>
</file>

<file path=Object 52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53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54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55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5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5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5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59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ψ</mi>
      </mrow>
    </mfrac>
    <annotation encoding="StarMath 5.0">{∂E sub{k}} over {∂ψ} </annotation>
  </semantics>
</math>
</file>

<file path=Object 60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r</mi>
          <mi>i</mi>
        </msub>
      </mrow>
    </mfrac>
    <annotation encoding="StarMath 5.0">{∂z sub{i}} over {∂r sub{i}} </annotation>
  </semantics>
</math>
</file>

<file path=Object 6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62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63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6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65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66/content.xml><?xml version="1.0" encoding="utf-8"?>
<math xmlns="http://www.w3.org/1998/Math/MathML" display="block">
  <semantics>
    <mfrac>
      <mi>∂</mi>
      <mrow>
        <mi>∂</mi>
        <msub>
          <mi>z</mi>
          <mi>i</mi>
        </msub>
      </mrow>
    </mfrac>
    <annotation encoding="StarMath 5.0">{∂} over {∂z sub{i}} </annotation>
  </semantics>
</math>
</file>

<file path=Object 6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68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69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r</mi>
          <mi>i</mi>
        </msub>
      </mrow>
    </mfrac>
    <annotation encoding="StarMath 5.0">{∂z sub{i}} over {∂r sub{i}} </annotation>
  </semantics>
</math>
</file>

<file path=Object 7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70/content.xml><?xml version="1.0" encoding="utf-8"?>
<math xmlns="http://www.w3.org/1998/Math/MathML" display="block">
  <semantics>
    <mfrac>
      <mi>∂</mi>
      <mrow>
        <mi>∂</mi>
        <msub>
          <mi>r</mi>
          <mi>i</mi>
        </msub>
      </mrow>
    </mfrac>
    <annotation encoding="StarMath 5.0">{∂} over {∂r sub{i}} </annotation>
  </semantics>
</math>
</file>

<file path=Object 7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r</mi>
          <mi>i</mi>
        </msub>
      </mrow>
    </mfrac>
    <annotation encoding="StarMath 5.0">{∂E sub{k}} over {∂r sub{i}} </annotation>
  </semantics>
</math>
</file>

<file path=Object 72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73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z</mi>
          <mi>i</mi>
        </msub>
      </mrow>
    </mfrac>
    <annotation encoding="StarMath 5.0">{∂o sub{k}} over {∂z sub{i}} </annotation>
  </semantics>
</math>
</file>

<file path=Object 74/content.xml><?xml version="1.0" encoding="utf-8"?>
<math xmlns="http://www.w3.org/1998/Math/MathML" display="block">
  <semantics>
    <mfrac>
      <mrow>
        <mi>∂</mi>
        <msub>
          <mi>z</mi>
          <mi>i</mi>
        </msub>
      </mrow>
      <mrow>
        <mi>∂</mi>
        <msub>
          <mi>r</mi>
          <mi>i</mi>
        </msub>
      </mrow>
    </mfrac>
    <annotation encoding="StarMath 5.0">{∂z sub{i}} over {∂r sub{i}} </annotation>
  </semantics>
</math>
</file>

<file path=Object 75/content.xml><?xml version="1.0" encoding="utf-8"?>
<math xmlns="http://www.w3.org/1998/Math/MathML" display="block">
  <semantics>
    <mfrac>
      <msub>
        <mi>w</mi>
        <mi>i</mi>
      </msub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w sub{i}} over {sum sup{m} sub{j = 1} w sub{j}} </annotation>
  </semantics>
</math>
</file>

<file path=Object 76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77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7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7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8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p</mi>
          <mi>i</mi>
        </msub>
      </mrow>
    </mfrac>
    <annotation encoding="StarMath 5.0">{∂E sub{k}} over {∂p sub{i}} </annotation>
  </semantics>
</math>
</file>

<file path=Object 80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81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82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83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1</mn>
          <mi>i</mi>
        </msub>
      </mrow>
    </mfrac>
    <annotation encoding="StarMath 5.0">{∂w sub{i}} over {∂a1 sub{i}} </annotation>
  </semantics>
</math>
</file>

<file path=Object 8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85/content.xml><?xml version="1.0" encoding="utf-8"?>
<math xmlns="http://www.w3.org/1998/Math/MathML" display="block">
  <semantics>
    <mfrac>
      <mi>∂</mi>
      <mrow>
        <mi>∂</mi>
        <msub>
          <mi>o</mi>
          <mi>k</mi>
        </msub>
      </mrow>
    </mfrac>
    <annotation encoding="StarMath 5.0">{∂} over {∂o sub{k}} </annotation>
  </semantics>
</math>
</file>

<file path=Object 86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87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88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89/content.xml><?xml version="1.0" encoding="utf-8"?>
<math xmlns="http://www.w3.org/1998/Math/MathML" display="block">
  <semantics>
    <mfrac>
      <mi>∂</mi>
      <mrow>
        <mi>∂</mi>
        <msub>
          <mi>w</mi>
          <mi>i</mi>
        </msub>
      </mrow>
    </mfrac>
    <annotation encoding="StarMath 5.0">{∂} over {∂w sub{i}} </annotation>
  </semantics>
</math>
</file>

<file path=Object 9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90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91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92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1</mn>
          <mi>i</mi>
        </msub>
      </mrow>
    </mfrac>
    <annotation encoding="StarMath 5.0">{∂w sub{i}} over {∂a1 sub{i}} </annotation>
  </semantics>
</math>
</file>

<file path=Object 93/content.xml><?xml version="1.0" encoding="utf-8"?>
<math xmlns="http://www.w3.org/1998/Math/MathML" display="block">
  <semantics>
    <mfrac>
      <mi>∂</mi>
      <mrow>
        <mi>∂</mi>
        <mi>a</mi>
        <msub>
          <mn>1</mn>
          <mi>i</mi>
        </msub>
      </mrow>
    </mfrac>
    <annotation encoding="StarMath 5.0">{∂} over {∂a1 sub{i}} </annotation>
  </semantics>
</math>
</file>

<file path=Object 94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i>a</mi>
        <msub>
          <mn>1</mn>
          <mi>i</mi>
        </msub>
      </mrow>
    </mfrac>
    <annotation encoding="StarMath 5.0">{∂E sub{k}} over {∂a1 sub{i}} </annotation>
  </semantics>
</math>
</file>

<file path=Object 95/content.xml><?xml version="1.0" encoding="utf-8"?>
<math xmlns="http://www.w3.org/1998/Math/MathML" display="block">
  <semantics>
    <mfrac>
      <mrow>
        <mi>∂</mi>
        <msub>
          <mi>E</mi>
          <mi>k</mi>
        </msub>
      </mrow>
      <mrow>
        <mi>∂</mi>
        <msub>
          <mi>o</mi>
          <mi>k</mi>
        </msub>
      </mrow>
    </mfrac>
    <annotation encoding="StarMath 5.0">{∂E sub{k}} over {∂o sub{k}} </annotation>
  </semantics>
</math>
</file>

<file path=Object 96/content.xml><?xml version="1.0" encoding="utf-8"?>
<math xmlns="http://www.w3.org/1998/Math/MathML" display="block">
  <semantics>
    <mfrac>
      <mrow>
        <mi>∂</mi>
        <msub>
          <mi>o</mi>
          <mi>k</mi>
        </msub>
      </mrow>
      <mrow>
        <mi>∂</mi>
        <msub>
          <mi>w</mi>
          <mi>i</mi>
        </msub>
      </mrow>
    </mfrac>
    <annotation encoding="StarMath 5.0">{∂o sub{k}} over {∂w sub{i}} </annotation>
  </semantics>
</math>
</file>

<file path=Object 97/content.xml><?xml version="1.0" encoding="utf-8"?>
<math xmlns="http://www.w3.org/1998/Math/MathML" display="block">
  <semantics>
    <mfrac>
      <mrow>
        <mi>∂</mi>
        <msub>
          <mi>w</mi>
          <mi>i</mi>
        </msub>
      </mrow>
      <mrow>
        <mi>∂</mi>
        <mi>a</mi>
        <msub>
          <mn>1</mn>
          <mi>i</mi>
        </msub>
      </mrow>
    </mfrac>
    <annotation encoding="StarMath 5.0">{∂w sub{i}} over {∂a1 sub{i}} </annotation>
  </semantics>
</math>
</file>

<file path=Object 98/content.xml><?xml version="1.0" encoding="utf-8"?>
<math xmlns="http://www.w3.org/1998/Math/MathML" display="block">
  <semantics>
    <mfrac>
      <mrow>
        <mrow>
          <msubsup>
            <mo stretchy="false">∑</mo>
            <mrow>
              <mi>j</mi>
              <mo stretchy="false">=</mo>
              <mn>1</mn>
            </mrow>
            <mi>m</mi>
          </msubsup>
          <msub>
            <mi>w</mi>
            <mi>j</mi>
          </msub>
        </mrow>
        <msub>
          <mi>z</mi>
          <mi>j</mi>
        </msub>
      </mrow>
      <mrow>
        <msubsup>
          <mo stretchy="false">∑</mo>
          <mrow>
            <mi>j</mi>
            <mo stretchy="false">=</mo>
            <mn>1</mn>
          </mrow>
          <mi>m</mi>
        </msubsup>
        <msub>
          <mi>w</mi>
          <mi>j</mi>
        </msub>
      </mrow>
    </mfrac>
    <annotation encoding="StarMath 5.0">{ sum sup{m} sub{j = 1} w sub{j} z sub{j}} over {sum sup{m} sub{j = 1} w sub{j}} </annotation>
  </semantics>
</math>
</file>

<file path=Object 99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>b</mi>
            <msub>
              <mn>1</mn>
              <mi>i</mi>
            </msub>
            <mrow>
              <mo fence="true" stretchy="false">(</mo>
              <mrow>
                <mrow>
                  <mrow>
                    <mi>x</mi>
                    <mo stretchy="false">−</mo>
                    <mi>a</mi>
                  </mrow>
                  <msub>
                    <mn>1</mn>
                    <mi>i</mi>
                  </msub>
                </mrow>
              </mrow>
              <mo fence="true" stretchy="false">)</mo>
            </mrow>
          </mrow>
        </msup>
      </mrow>
    </mfrac>
    <annotation encoding="StarMath 5.0">{1} over {1 + func e^{b1 sub{i}(x - a1 sub{i}) } } </annotation>
  </semantics>
</math>
</file>